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EED000049489436050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4.36cm"/>
    </style:style>
    <style:style style:name="co13" style:family="table-column">
      <style:table-column-properties fo:break-before="auto" style:column-width="6.025cm"/>
    </style:style>
    <style:style style:name="co14" style:family="table-column">
      <style:table-column-properties fo:break-before="auto" style:column-width="3.1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Graphiken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table:end-cell-address="Graphiken.G45" table:end-x="0.722cm" table:end-y="0.242cm" draw:z-index="0" draw:name="Grafik 1" draw:style-name="gr1" draw:text-style-name="P1" svg:width="12.012cm" svg:height="18.759cm" svg:x="0cm" svg:y="0cm">
              <draw:image xlink:href="Pictures/2000000700002EED000049489436050C.svm" xlink:type="simple" xlink:show="embed" xlink:actuate="onLoad">
                <text:p/>
              </draw:image>
            </draw:frame>
          </table:table-cell>
        </table:table-row>
      </table:table>
      <table:table table:name="Grunddate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estand</text:p>
          </table:table-cell>
          <table:table-cell office:value-type="string">
            <text:p>Bezeichnung</text:p>
          </table:table-cell>
          <table:table-cell office:value-type="string">
            <text:p>Gewinn/Verlust in %</text:p>
          </table:table-cell>
          <table:table-cell office:value-type="string">
            <text:p>Anteil in %</text:p>
          </table:table-cell>
          <table:table-cell office:value-type="string">
            <text:p>Datum letzte Bewegung </text:p>
          </table:table-cell>
          <table:table-cell office:value-type="string">
            <text:p>Einstandskurs</text:p>
          </table:table-cell>
          <table:table-cell office:value-type="string">
            <text:p>Kurs</text:p>
          </table:table-cell>
          <table:table-cell office:value-type="string">
            <text:p>Struktur</text:p>
          </table:table-cell>
          <table:table-cell office:value-type="string">
            <text:p>Land</text:p>
          </table:table-cell>
          <table:table-cell office:value-type="string">
            <text:p>Währung</text:p>
          </table:table-cell>
          <table:table-cell office:value-type="string">
            <text:p>Wirtschaftsraum (Detail)</text:p>
          </table:table-cell>
          <table:table-cell office:value-type="string">
            <text:p>Marktwert in EUR inkl. Stückzinsen</text:p>
          </table:table-cell>
          <table:table-cell office:value-type="string">
            <text:p>Gewinn/Verlust in EUR</text:p>
          </table:table-cell>
          <table:table-cell office:value-type="string">
            <text:p>Ty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xblue Depotkonto</text:p>
          </table:table-cell>
          <table:table-cell office:value-type="float" office:value="0">
            <text:p>0</text:p>
          </table:table-cell>
          <table:table-cell office:value-type="float" office:value="5.87">
            <text:p>5,87</text:p>
          </table:table-cell>
          <table:table-cell table:number-columns-repeated="3"/>
          <table:table-cell office:value-type="string">
            <text:p>Liquidität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Liquidität Euro</text:p>
          </table:table-cell>
          <table:table-cell office:value-type="float" office:value="22113.15">
            <text:p>22113,15</text:p>
          </table:table-cell>
          <table:table-cell office:value-type="float" office:value="0">
            <text:p>0</text:p>
          </table:table-cell>
          <table:table-cell office:value-type="string">
            <text:p>Liquiditä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b GeldmarktSparen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3"/>
          <table:table-cell office:value-type="string">
            <text:p>Liquidität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Liquidität Euro</text:p>
          </table:table-cell>
          <table:table-cell office:value-type="float" office:value="1458.06">
            <text:p>1458,06</text:p>
          </table:table-cell>
          <table:table-cell office:value-type="float" office:value="0">
            <text:p>0</text:p>
          </table:table-cell>
          <table:table-cell office:value-type="string">
            <text:p>Liquiditä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M CO.REGISTERED SHARES DL -,01</text:p>
          </table:table-cell>
          <table:table-cell office:value-type="float" office:value="-18.45666">
            <text:p>-18,45666</text:p>
          </table:table-cell>
          <table:table-cell office:value-type="float" office:value="0.66">
            <text:p>0,66</text:p>
          </table:table-cell>
          <table:table-cell office:value-type="string">
            <text:p>24.1.2022</text:p>
          </table:table-cell>
          <table:table-cell office:value-type="float" office:value="152.575">
            <text:p>152,575</text:p>
          </table:table-cell>
          <table:table-cell office:value-type="float" office:value="124.41475">
            <text:p>124,41475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488.29496">
            <text:p>2488,29496</text:p>
          </table:table-cell>
          <table:table-cell office:value-type="float" office:value="-563.20504">
            <text:p>-563,2050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ALBERTS N.V.AANDELEN AAN TOONDER EO -,25</text:p>
          </table:table-cell>
          <table:table-cell office:value-type="float" office:value="-21.25156">
            <text:p>-21,25156</text:p>
          </table:table-cell>
          <table:table-cell office:value-type="float" office:value="0.3">
            <text:p>0,3</text:p>
          </table:table-cell>
          <table:table-cell office:value-type="string">
            <text:p>23.5.2022</text:p>
          </table:table-cell>
          <table:table-cell office:value-type="float" office:value="47.22633">
            <text:p>47,22633</text:p>
          </table:table-cell>
          <table:table-cell office:value-type="float" office:value="37.19">
            <text:p>37,19</text:p>
          </table:table-cell>
          <table:table-cell office:value-type="string">
            <text:p>Aktien</text:p>
          </table:table-cell>
          <table:table-cell office:value-type="string">
            <text:p>Niederlande</text:p>
          </table:table-cell>
          <table:table-cell office:value-type="string">
            <text:p>Euro</text:p>
          </table:table-cell>
          <table:table-cell office:value-type="string">
            <text:p>Aktien Niederlande</text:p>
          </table:table-cell>
          <table:table-cell office:value-type="float" office:value="1115.7">
            <text:p>1115,7</text:p>
          </table:table-cell>
          <table:table-cell office:value-type="float" office:value="-301.09">
            <text:p>-301,0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VANCED ENERGY INDS INC.RG.SH. DL -,001</text:p>
          </table:table-cell>
          <table:table-cell office:value-type="float" office:value="-5.84235">
            <text:p>-5,84235</text:p>
          </table:table-cell>
          <table:table-cell office:value-type="float" office:value="0.37">
            <text:p>0,37</text:p>
          </table:table-cell>
          <table:table-cell office:value-type="string">
            <text:p>12.10.2021</text:p>
          </table:table-cell>
          <table:table-cell office:value-type="float" office:value="74.445">
            <text:p>74,445</text:p>
          </table:table-cell>
          <table:table-cell office:value-type="float" office:value="70.09566">
            <text:p>70,0956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01.91319">
            <text:p>1401,91319</text:p>
          </table:table-cell>
          <table:table-cell office:value-type="float" office:value="-86.98681">
            <text:p>-86,9868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FLAC INC.REGISTERED SHARES DL -,10</text:p>
          </table:table-cell>
          <table:table-cell office:value-type="float" office:value="50.81512">
            <text:p>50,81512</text:p>
          </table:table-cell>
          <table:table-cell office:value-type="float" office:value="0.85">
            <text:p>0,85</text:p>
          </table:table-cell>
          <table:table-cell office:value-type="string">
            <text:p>10.11.2020</text:p>
          </table:table-cell>
          <table:table-cell office:value-type="float" office:value="35.27117">
            <text:p>35,27117</text:p>
          </table:table-cell>
          <table:table-cell office:value-type="float" office:value="53.19425">
            <text:p>53,19425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191.65505">
            <text:p>3191,65505</text:p>
          </table:table-cell>
          <table:table-cell office:value-type="float" office:value="1075.38505">
            <text:p>1075,3850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GCO CORP.REGISTERED SHARES DL -,01</text:p>
          </table:table-cell>
          <table:table-cell office:value-type="float" office:value="-9.79451">
            <text:p>-9,79451</text:p>
          </table:table-cell>
          <table:table-cell office:value-type="float" office:value="0.38">
            <text:p>0,38</text:p>
          </table:table-cell>
          <table:table-cell office:value-type="string">
            <text:p>26.11.2021</text:p>
          </table:table-cell>
          <table:table-cell office:value-type="float" office:value="105.19333">
            <text:p>105,19333</text:p>
          </table:table-cell>
          <table:table-cell office:value-type="float" office:value="94.89016">
            <text:p>94,8901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23.3524">
            <text:p>1423,3524</text:p>
          </table:table-cell>
          <table:table-cell office:value-type="float" office:value="-154.5476">
            <text:p>-154,547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R PRODUCTS &amp; CHEMICALS INC.RG.SH. DL 1</text:p>
          </table:table-cell>
          <table:table-cell office:value-type="float" office:value="7.73914">
            <text:p>7,73914</text:p>
          </table:table-cell>
          <table:table-cell office:value-type="float" office:value="0.61">
            <text:p>0,61</text:p>
          </table:table-cell>
          <table:table-cell office:value-type="string">
            <text:p>8.2.2021</text:p>
          </table:table-cell>
          <table:table-cell office:value-type="float" office:value="214.59">
            <text:p>214,59</text:p>
          </table:table-cell>
          <table:table-cell office:value-type="float" office:value="231.19742">
            <text:p>231,1974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311.97423">
            <text:p>2311,97423</text:p>
          </table:table-cell>
          <table:table-cell office:value-type="float" office:value="166.07423">
            <text:p>166,07423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IS-A.I.MSCI WRD UC.ETFDD FUNDS</text:p>
          </table:table-cell>
          <table:table-cell office:value-type="float" office:value="39.59964">
            <text:p>39,59964</text:p>
          </table:table-cell>
          <table:table-cell office:value-type="float" office:value="3.84">
            <text:p>3,84</text:p>
          </table:table-cell>
          <table:table-cell office:value-type="string">
            <text:p>9.3.2020</text:p>
          </table:table-cell>
          <table:table-cell office:value-type="float" office:value="49.30529">
            <text:p>49,30529</text:p>
          </table:table-cell>
          <table:table-cell office:value-type="float" office:value="68.83">
            <text:p>68,83</text:p>
          </table:table-cell>
          <table:table-cell office:value-type="string">
            <text:p>Aktien</text:p>
          </table:table-cell>
          <table:table-cell office:value-type="string">
            <text:p>Luxemburg</text:p>
          </table:table-cell>
          <table:table-cell office:value-type="string">
            <text:p>Euro</text:p>
          </table:table-cell>
          <table:table-cell office:value-type="string">
            <text:p>Aktien Luxemburg</text:p>
          </table:table-cell>
          <table:table-cell office:value-type="float" office:value="14454.3">
            <text:p>14454,3</text:p>
          </table:table-cell>
          <table:table-cell office:value-type="float" office:value="4100.19">
            <text:p>4100,19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AIS-AM.BBB EO CIGESGUEEO FUNDS</text:p>
          </table:table-cell>
          <table:table-cell office:value-type="float" office:value="-3.56408">
            <text:p>-3,56408</text:p>
          </table:table-cell>
          <table:table-cell office:value-type="float" office:value="7.47">
            <text:p>7,47</text:p>
          </table:table-cell>
          <table:table-cell office:value-type="string">
            <text:p>4.1.2019</text:p>
          </table:table-cell>
          <table:table-cell office:value-type="float" office:value="14.59">
            <text:p>14,59</text:p>
          </table:table-cell>
          <table:table-cell office:value-type="float" office:value="14.07">
            <text:p>14,07</text:p>
          </table:table-cell>
          <table:table-cell office:value-type="string">
            <text:p>Renten</text:p>
          </table:table-cell>
          <table:table-cell office:value-type="string">
            <text:p>Luxemburg</text:p>
          </table:table-cell>
          <table:table-cell office:value-type="string">
            <text:p>Euro</text:p>
          </table:table-cell>
          <table:table-cell office:value-type="string">
            <text:p>Renten Euro</text:p>
          </table:table-cell>
          <table:table-cell office:value-type="float" office:value="28140">
            <text:p>28140</text:p>
          </table:table-cell>
          <table:table-cell office:value-type="float" office:value="-1040">
            <text:p>-1040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LSTATE CORP., THE RG.SH. DL -,01</text:p>
          </table:table-cell>
          <table:table-cell office:value-type="float" office:value="54.517">
            <text:p>54,517</text:p>
          </table:table-cell>
          <table:table-cell office:value-type="float" office:value="0.65">
            <text:p>0,65</text:p>
          </table:table-cell>
          <table:table-cell office:value-type="string">
            <text:p>8.9.2020</text:p>
          </table:table-cell>
          <table:table-cell office:value-type="float" office:value="78.851">
            <text:p>78,851</text:p>
          </table:table-cell>
          <table:table-cell office:value-type="float" office:value="121.8382">
            <text:p>121,838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436.76393">
            <text:p>2436,76393</text:p>
          </table:table-cell>
          <table:table-cell office:value-type="float" office:value="859.74393">
            <text:p>859,74393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MERICAN EXPRESS CO.RG.SH. DL -,20</text:p>
          </table:table-cell>
          <table:table-cell office:value-type="float" office:value="55.94341">
            <text:p>55,94341</text:p>
          </table:table-cell>
          <table:table-cell office:value-type="float" office:value="0.88">
            <text:p>0,88</text:p>
          </table:table-cell>
          <table:table-cell office:value-type="string">
            <text:p>22.10.2020</text:p>
          </table:table-cell>
          <table:table-cell office:value-type="float" office:value="85.46">
            <text:p>85,46</text:p>
          </table:table-cell>
          <table:table-cell office:value-type="float" office:value="133.26924">
            <text:p>133,2692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331.731">
            <text:p>3331,731</text:p>
          </table:table-cell>
          <table:table-cell office:value-type="float" office:value="1195.231">
            <text:p>1195,23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MGEN INC.REGISTERED SHARES DL -,0001</text:p>
          </table:table-cell>
          <table:table-cell office:value-type="float" office:value="30.63648">
            <text:p>30,63648</text:p>
          </table:table-cell>
          <table:table-cell office:value-type="float" office:value="0.62">
            <text:p>0,62</text:p>
          </table:table-cell>
          <table:table-cell office:value-type="string">
            <text:p>12.10.2021</text:p>
          </table:table-cell>
          <table:table-cell office:value-type="float" office:value="178.95">
            <text:p>178,95</text:p>
          </table:table-cell>
          <table:table-cell office:value-type="float" office:value="233.77398">
            <text:p>233,7739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337.73975">
            <text:p>2337,73975</text:p>
          </table:table-cell>
          <table:table-cell office:value-type="float" office:value="548.23975">
            <text:p>548,2397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T &amp; T INC.REGISTERED SHARES DL 1</text:p>
          </table:table-cell>
          <table:table-cell office:value-type="float" office:value="-17.10843">
            <text:p>-17,10843</text:p>
          </table:table-cell>
          <table:table-cell office:value-type="float" office:value="0.53">
            <text:p>0,53</text:p>
          </table:table-cell>
          <table:table-cell office:value-type="string">
            <text:p>11.4.2022</text:p>
          </table:table-cell>
          <table:table-cell office:value-type="float" office:value="24.31">
            <text:p>24,31</text:p>
          </table:table-cell>
          <table:table-cell office:value-type="float" office:value="20.15094">
            <text:p>20,1509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015.09398">
            <text:p>2015,09398</text:p>
          </table:table-cell>
          <table:table-cell office:value-type="float" office:value="-415.90602">
            <text:p>-415,9060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AYER AG NAMENS-AKTIEN O.N.</text:p>
          </table:table-cell>
          <table:table-cell office:value-type="float" office:value="-5.03934">
            <text:p>-5,03934</text:p>
          </table:table-cell>
          <table:table-cell office:value-type="float" office:value="0.75">
            <text:p>0,75</text:p>
          </table:table-cell>
          <table:table-cell office:value-type="string">
            <text:p>27.7.2020</text:p>
          </table:table-cell>
          <table:table-cell office:value-type="float" office:value="59.73">
            <text:p>59,73</text:p>
          </table:table-cell>
          <table:table-cell office:value-type="float" office:value="56.72">
            <text:p>56,72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2836">
            <text:p>2836</text:p>
          </table:table-cell>
          <table:table-cell office:value-type="float" office:value="-150.5">
            <text:p>-150,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RUNSWICK CORP.REGISTERED SHARES DL -,75</text:p>
          </table:table-cell>
          <table:table-cell office:value-type="float" office:value="-22.20432">
            <text:p>-22,20432</text:p>
          </table:table-cell>
          <table:table-cell office:value-type="float" office:value="0.5">
            <text:p>0,5</text:p>
          </table:table-cell>
          <table:table-cell office:value-type="string">
            <text:p>16.7.2021</text:p>
          </table:table-cell>
          <table:table-cell office:value-type="float" office:value="80.79667">
            <text:p>80,79667</text:p>
          </table:table-cell>
          <table:table-cell office:value-type="float" office:value="62.85632">
            <text:p>62,8563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885.68956">
            <text:p>1885,68956</text:p>
          </table:table-cell>
          <table:table-cell office:value-type="float" office:value="-538.21044">
            <text:p>-538,2104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PITAL ONE FINANCIAL CORP.RG.SH. DL -,01</text:p>
          </table:table-cell>
          <table:table-cell office:value-type="float" office:value="-19.05051">
            <text:p>-19,05051</text:p>
          </table:table-cell>
          <table:table-cell office:value-type="float" office:value="0.32">
            <text:p>0,32</text:p>
          </table:table-cell>
          <table:table-cell office:value-type="string">
            <text:p>4.3.2022</text:p>
          </table:table-cell>
          <table:table-cell office:value-type="float" office:value="123.74167">
            <text:p>123,74167</text:p>
          </table:table-cell>
          <table:table-cell office:value-type="float" office:value="100.16824">
            <text:p>100,1682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202.01894">
            <text:p>1202,01894</text:p>
          </table:table-cell>
          <table:table-cell office:value-type="float" office:value="-282.88106">
            <text:p>-282,8810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URCH &amp; DWIGHT CO. INC.RG.SH. DL 1</text:p>
          </table:table-cell>
          <table:table-cell office:value-type="float" office:value="26.56875">
            <text:p>26,56875</text:p>
          </table:table-cell>
          <table:table-cell office:value-type="float" office:value="0.71">
            <text:p>0,71</text:p>
          </table:table-cell>
          <table:table-cell office:value-type="string">
            <text:p>27.4.2021</text:p>
          </table:table-cell>
          <table:table-cell office:value-type="float" office:value="70.38333">
            <text:p>70,38333</text:p>
          </table:table-cell>
          <table:table-cell office:value-type="float" office:value="89.0833">
            <text:p>89,0833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672.49916">
            <text:p>2672,49916</text:p>
          </table:table-cell>
          <table:table-cell office:value-type="float" office:value="560.99916">
            <text:p>560,9991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IGNA CORP.REGISTERED SHARES DL 1</text:p>
          </table:table-cell>
          <table:table-cell office:value-type="float" office:value="44.90281">
            <text:p>44,90281</text:p>
          </table:table-cell>
          <table:table-cell office:value-type="float" office:value="0.67">
            <text:p>0,67</text:p>
          </table:table-cell>
          <table:table-cell office:value-type="string">
            <text:p>5.8.2021</text:p>
          </table:table-cell>
          <table:table-cell office:value-type="float" office:value="174.84">
            <text:p>174,84</text:p>
          </table:table-cell>
          <table:table-cell office:value-type="float" office:value="253.34808">
            <text:p>253,3480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533.48075">
            <text:p>2533,48075</text:p>
          </table:table-cell>
          <table:table-cell office:value-type="float" office:value="785.08075">
            <text:p>785,0807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LOROX CO., THE REGISTERED SHARES DL 1</text:p>
          </table:table-cell>
          <table:table-cell office:value-type="float" office:value="-11.59883">
            <text:p>-11,59883</text:p>
          </table:table-cell>
          <table:table-cell office:value-type="float" office:value="0.43">
            <text:p>0,43</text:p>
          </table:table-cell>
          <table:table-cell office:value-type="string">
            <text:p>18.3.2021</text:p>
          </table:table-cell>
          <table:table-cell office:value-type="float" office:value="153.32167">
            <text:p>153,32167</text:p>
          </table:table-cell>
          <table:table-cell office:value-type="float" office:value="135.53814">
            <text:p>135,5381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626.45772">
            <text:p>1626,45772</text:p>
          </table:table-cell>
          <table:table-cell office:value-type="float" office:value="-213.40228">
            <text:p>-213,4022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CA-COLA CO., THE REGISTERED SHARES DL -,25</text:p>
          </table:table-cell>
          <table:table-cell office:value-type="float" office:value="45.80921">
            <text:p>45,80921</text:p>
          </table:table-cell>
          <table:table-cell office:value-type="float" office:value="0.8">
            <text:p>0,8</text:p>
          </table:table-cell>
          <table:table-cell office:value-type="string">
            <text:p>7.1.2021</text:p>
          </table:table-cell>
          <table:table-cell office:value-type="float" office:value="41.48">
            <text:p>41,48</text:p>
          </table:table-cell>
          <table:table-cell office:value-type="float" office:value="60.48166">
            <text:p>60,4816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024.08306">
            <text:p>3024,08306</text:p>
          </table:table-cell>
          <table:table-cell office:value-type="float" office:value="950.08306">
            <text:p>950,0830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GNIZANT TECHNOL.SOL.CORP.RG.SH.CL.ADL-,01</text:p>
          </table:table-cell>
          <table:table-cell office:value-type="float" office:value="5.04846">
            <text:p>5,04846</text:p>
          </table:table-cell>
          <table:table-cell office:value-type="float" office:value="0.86">
            <text:p>0,86</text:p>
          </table:table-cell>
          <table:table-cell office:value-type="string">
            <text:p>10.8.2021</text:p>
          </table:table-cell>
          <table:table-cell office:value-type="float" office:value="61.73">
            <text:p>61,73</text:p>
          </table:table-cell>
          <table:table-cell office:value-type="float" office:value="64.84642">
            <text:p>64,8464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242.32082">
            <text:p>3242,32082</text:p>
          </table:table-cell>
          <table:table-cell office:value-type="float" office:value="155.82082">
            <text:p>155,8208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LGATE-PALMOLIVE CO.REGISTERED SHARES DL 1</text:p>
          </table:table-cell>
          <table:table-cell office:value-type="float" office:value="19.48294">
            <text:p>19,48294</text:p>
          </table:table-cell>
          <table:table-cell office:value-type="float" office:value="0.61">
            <text:p>0,61</text:p>
          </table:table-cell>
          <table:table-cell office:value-type="string">
            <text:p>9.3.2021</text:p>
          </table:table-cell>
          <table:table-cell office:value-type="float" office:value="64.48333">
            <text:p>64,48333</text:p>
          </table:table-cell>
          <table:table-cell office:value-type="float" office:value="77.04658">
            <text:p>77,0465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311.39739">
            <text:p>2311,39739</text:p>
          </table:table-cell>
          <table:table-cell office:value-type="float" office:value="376.89739">
            <text:p>376,8973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MCAST CORP.REG. SHARES CLASS A DL -,01</text:p>
          </table:table-cell>
          <table:table-cell office:value-type="float" office:value="-17.6498">
            <text:p>-17,6498</text:p>
          </table:table-cell>
          <table:table-cell office:value-type="float" office:value="0.4">
            <text:p>0,4</text:p>
          </table:table-cell>
          <table:table-cell office:value-type="string">
            <text:p>27.10.2021</text:p>
          </table:table-cell>
          <table:table-cell office:value-type="float" office:value="45.7875">
            <text:p>45,7875</text:p>
          </table:table-cell>
          <table:table-cell office:value-type="float" office:value="37.7061">
            <text:p>37,7061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508.244">
            <text:p>1508,244</text:p>
          </table:table-cell>
          <table:table-cell office:value-type="float" office:value="-323.256">
            <text:p>-323,25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ONAGRA BRANDS INC.REGISTERED SHARES DL 5</text:p>
          </table:table-cell>
          <table:table-cell office:value-type="float" office:value="11.97091">
            <text:p>11,97091</text:p>
          </table:table-cell>
          <table:table-cell office:value-type="float" office:value="0.87">
            <text:p>0,87</text:p>
          </table:table-cell>
          <table:table-cell office:value-type="string">
            <text:p>21.7.2021</text:p>
          </table:table-cell>
          <table:table-cell office:value-type="float" office:value="29.399">
            <text:p>29,399</text:p>
          </table:table-cell>
          <table:table-cell office:value-type="float" office:value="32.91833">
            <text:p>32,91833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291.83291">
            <text:p>3291,83291</text:p>
          </table:table-cell>
          <table:table-cell office:value-type="float" office:value="351.93291">
            <text:p>351,9329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UMMINS INC.REGISTERED SHARES <text:s/>DL 2,50</text:p>
          </table:table-cell>
          <table:table-cell office:value-type="float" office:value="2.12399">
            <text:p>2,12399</text:p>
          </table:table-cell>
          <table:table-cell office:value-type="float" office:value="0.49">
            <text:p>0,49</text:p>
          </table:table-cell>
          <table:table-cell office:value-type="string">
            <text:p>25.2.2022</text:p>
          </table:table-cell>
          <table:table-cell office:value-type="float" office:value="182.19">
            <text:p>182,19</text:p>
          </table:table-cell>
          <table:table-cell office:value-type="float" office:value="186.0597">
            <text:p>186,059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860.59703">
            <text:p>1860,59703</text:p>
          </table:table-cell>
          <table:table-cell office:value-type="float" office:value="38.69703">
            <text:p>38,69703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VS HEALTH CORP.REGISTERED SHARES DL-,01</text:p>
          </table:table-cell>
          <table:table-cell office:value-type="float" office:value="48.39798">
            <text:p>48,39798</text:p>
          </table:table-cell>
          <table:table-cell office:value-type="float" office:value="1.18">
            <text:p>1,18</text:p>
          </table:table-cell>
          <table:table-cell office:value-type="string">
            <text:p>3.6.2020</text:p>
          </table:table-cell>
          <table:table-cell office:value-type="float" office:value="60.03">
            <text:p>60,03</text:p>
          </table:table-cell>
          <table:table-cell office:value-type="float" office:value="89.0833">
            <text:p>89,0833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4454.16526">
            <text:p>4454,16526</text:p>
          </table:table-cell>
          <table:table-cell office:value-type="float" office:value="1452.66526">
            <text:p>1452,6652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.R. HORTON INC.REGISTERED SHARES DL -,01</text:p>
          </table:table-cell>
          <table:table-cell office:value-type="float" office:value="7.41129">
            <text:p>7,41129</text:p>
          </table:table-cell>
          <table:table-cell office:value-type="float" office:value="0.59">
            <text:p>0,59</text:p>
          </table:table-cell>
          <table:table-cell office:value-type="string">
            <text:p>9.12.2020</text:p>
          </table:table-cell>
          <table:table-cell office:value-type="float" office:value="59.24429">
            <text:p>59,24429</text:p>
          </table:table-cell>
          <table:table-cell office:value-type="float" office:value="63.63505">
            <text:p>63,63505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227.22684">
            <text:p>2227,22684</text:p>
          </table:table-cell>
          <table:table-cell office:value-type="float" office:value="153.67684">
            <text:p>153,6768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AIWA HOUSE INDUSTRY CO. LTD.RG.SH. O.N.</text:p>
          </table:table-cell>
          <table:table-cell office:value-type="float" office:value="-6.78259">
            <text:p>-6,78259</text:p>
          </table:table-cell>
          <table:table-cell office:value-type="float" office:value="0.47">
            <text:p>0,47</text:p>
          </table:table-cell>
          <table:table-cell office:value-type="string">
            <text:p>9.11.2020</text:p>
          </table:table-cell>
          <table:table-cell office:value-type="float" office:value="23.91125">
            <text:p>23,91125</text:p>
          </table:table-cell>
          <table:table-cell office:value-type="float" office:value="22.28945">
            <text:p>22,28945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783.15582">
            <text:p>1783,15582</text:p>
          </table:table-cell>
          <table:table-cell office:value-type="float" office:value="-129.74418">
            <text:p>-129,7441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BARA CORP.REGISTERED SHARES O.N.</text:p>
          </table:table-cell>
          <table:table-cell office:value-type="float" office:value="-13.81185">
            <text:p>-13,81185</text:p>
          </table:table-cell>
          <table:table-cell office:value-type="float" office:value="0.57">
            <text:p>0,57</text:p>
          </table:table-cell>
          <table:table-cell office:value-type="string">
            <text:p>16.5.2022</text:p>
          </table:table-cell>
          <table:table-cell office:value-type="float" office:value="41.54833">
            <text:p>41,54833</text:p>
          </table:table-cell>
          <table:table-cell office:value-type="float" office:value="35.80974">
            <text:p>35,80974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2148.58433">
            <text:p>2148,58433</text:p>
          </table:table-cell>
          <table:table-cell office:value-type="float" office:value="-344.31567">
            <text:p>-344,31567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VEREST REINSURANCE GROUP LTD.RG.SH. DL -,01</text:p>
          </table:table-cell>
          <table:table-cell office:value-type="float" office:value="28.99667">
            <text:p>28,99667</text:p>
          </table:table-cell>
          <table:table-cell office:value-type="float" office:value="0.72">
            <text:p>0,72</text:p>
          </table:table-cell>
          <table:table-cell office:value-type="string">
            <text:p>17.6.2021</text:p>
          </table:table-cell>
          <table:table-cell office:value-type="float" office:value="208.89">
            <text:p>208,89</text:p>
          </table:table-cell>
          <table:table-cell office:value-type="float" office:value="269.46114">
            <text:p>269,46114</text:p>
          </table:table-cell>
          <table:table-cell office:value-type="string">
            <text:p>Aktien</text:p>
          </table:table-cell>
          <table:table-cell office:value-type="string">
            <text:p>sonstige Länder</text:p>
          </table:table-cell>
          <table:table-cell office:value-type="string">
            <text:p>US-Dollar</text:p>
          </table:table-cell>
          <table:table-cell office:value-type="string">
            <text:p>Aktien Sonstige Länder</text:p>
          </table:table-cell>
          <table:table-cell office:value-type="float" office:value="2694.61135">
            <text:p>2694,61135</text:p>
          </table:table-cell>
          <table:table-cell office:value-type="float" office:value="605.71135">
            <text:p>605,7113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OOT LOCKER INC.REGISTERED SHARES DL -,01</text:p>
          </table:table-cell>
          <table:table-cell office:value-type="float" office:value="-39.71554">
            <text:p>-39,71554</text:p>
          </table:table-cell>
          <table:table-cell office:value-type="float" office:value="0.32">
            <text:p>0,32</text:p>
          </table:table-cell>
          <table:table-cell office:value-type="string">
            <text:p>30.9.2021</text:p>
          </table:table-cell>
          <table:table-cell office:value-type="float" office:value="40.268">
            <text:p>40,268</text:p>
          </table:table-cell>
          <table:table-cell office:value-type="float" office:value="24.27534">
            <text:p>24,2753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213.76725">
            <text:p>1213,76725</text:p>
          </table:table-cell>
          <table:table-cell office:value-type="float" office:value="-799.63276">
            <text:p>-799,6327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ESENIUS SE &amp; CO. KGAA INHABER-AKTIEN O.N.</text:p>
          </table:table-cell>
          <table:table-cell office:value-type="float" office:value="-26.38818">
            <text:p>-26,38818</text:p>
          </table:table-cell>
          <table:table-cell office:value-type="float" office:value="0.38">
            <text:p>0,38</text:p>
          </table:table-cell>
          <table:table-cell office:value-type="string">
            <text:p>16.5.2022</text:p>
          </table:table-cell>
          <table:table-cell office:value-type="float" office:value="39.26">
            <text:p>39,26</text:p>
          </table:table-cell>
          <table:table-cell office:value-type="float" office:value="28.9">
            <text:p>28,9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1445">
            <text:p>1445</text:p>
          </table:table-cell>
          <table:table-cell office:value-type="float" office:value="-518">
            <text:p>-51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OSTA AG INHABER-AKTIEN O.N.</text:p>
          </table:table-cell>
          <table:table-cell office:value-type="float" office:value="-4.20991">
            <text:p>-4,20991</text:p>
          </table:table-cell>
          <table:table-cell office:value-type="float" office:value="0.37">
            <text:p>0,37</text:p>
          </table:table-cell>
          <table:table-cell office:value-type="string">
            <text:p>24.2.2022</text:p>
          </table:table-cell>
          <table:table-cell office:value-type="float" office:value="72.0325">
            <text:p>72,0325</text:p>
          </table:table-cell>
          <table:table-cell office:value-type="float" office:value="69">
            <text:p>69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1380">
            <text:p>1380</text:p>
          </table:table-cell>
          <table:table-cell office:value-type="float" office:value="-60.65">
            <text:p>-60,6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ENERAL DYNAMICS CORP.REGISTERED SHARES DL 1</text:p>
          </table:table-cell>
          <table:table-cell office:value-type="float" office:value="70.21315">
            <text:p>70,21315</text:p>
          </table:table-cell>
          <table:table-cell office:value-type="float" office:value="0.85">
            <text:p>0,85</text:p>
          </table:table-cell>
          <table:table-cell office:value-type="string">
            <text:p>11.12.2020</text:p>
          </table:table-cell>
          <table:table-cell office:value-type="float" office:value="124.96667">
            <text:p>124,96667</text:p>
          </table:table-cell>
          <table:table-cell office:value-type="float" office:value="212.7097">
            <text:p>212,709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190.64558">
            <text:p>3190,64558</text:p>
          </table:table-cell>
          <table:table-cell office:value-type="float" office:value="1316.14558">
            <text:p>1316,1455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ENERAL MILLS INC.REGISTERED SHARES DL -,10</text:p>
          </table:table-cell>
          <table:table-cell office:value-type="float" office:value="47.17244">
            <text:p>47,17244</text:p>
          </table:table-cell>
          <table:table-cell office:value-type="float" office:value="0.77">
            <text:p>0,77</text:p>
          </table:table-cell>
          <table:table-cell office:value-type="string">
            <text:p>9.12.2020</text:p>
          </table:table-cell>
          <table:table-cell office:value-type="float" office:value="49.2875">
            <text:p>49,2875</text:p>
          </table:table-cell>
          <table:table-cell office:value-type="float" office:value="72.53762">
            <text:p>72,5376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01.50459">
            <text:p>2901,50459</text:p>
          </table:table-cell>
          <table:table-cell office:value-type="float" office:value="930.00459">
            <text:p>930,004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ENTEX CORP.REGISTERED SHARES DL -,06</text:p>
          </table:table-cell>
          <table:table-cell office:value-type="float" office:value="2.78221">
            <text:p>2,78221</text:p>
          </table:table-cell>
          <table:table-cell office:value-type="float" office:value="0.57">
            <text:p>0,57</text:p>
          </table:table-cell>
          <table:table-cell office:value-type="string">
            <text:p>1.9.2021</text:p>
          </table:table-cell>
          <table:table-cell office:value-type="float" office:value="26.14375">
            <text:p>26,14375</text:p>
          </table:table-cell>
          <table:table-cell office:value-type="float" office:value="26.87112">
            <text:p>26,8711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149.68995">
            <text:p>2149,68995</text:p>
          </table:table-cell>
          <table:table-cell office:value-type="float" office:value="58.18995">
            <text:p>58,1899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ILEAD SCIENCES INC.RG.SH. DL -,001</text:p>
          </table:table-cell>
          <table:table-cell office:value-type="float" office:value="11.58643">
            <text:p>11,58643</text:p>
          </table:table-cell>
          <table:table-cell office:value-type="float" office:value="0.47">
            <text:p>0,47</text:p>
          </table:table-cell>
          <table:table-cell office:value-type="string">
            <text:p>28.2.2022</text:p>
          </table:table-cell>
          <table:table-cell office:value-type="float" office:value="53.23667">
            <text:p>53,23667</text:p>
          </table:table-cell>
          <table:table-cell office:value-type="float" office:value="59.40489">
            <text:p>59,40489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782.14681">
            <text:p>1782,14681</text:p>
          </table:table-cell>
          <table:table-cell office:value-type="float" office:value="185.04681">
            <text:p>185,0468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LDMAN SACHS GROUP INC., THE RG.SH. DL -,01</text:p>
          </table:table-cell>
          <table:table-cell office:value-type="float" office:value="69.20105">
            <text:p>69,20105</text:p>
          </table:table-cell>
          <table:table-cell office:value-type="float" office:value="1.14">
            <text:p>1,14</text:p>
          </table:table-cell>
          <table:table-cell office:value-type="string">
            <text:p>27.10.2020</text:p>
          </table:table-cell>
          <table:table-cell office:value-type="float" office:value="168.76667">
            <text:p>168,76667</text:p>
          </table:table-cell>
          <table:table-cell office:value-type="float" office:value="285.55497">
            <text:p>285,5549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4283.32452">
            <text:p>4283,32452</text:p>
          </table:table-cell>
          <table:table-cell office:value-type="float" office:value="1751.82452">
            <text:p>1751,8245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NNOVER RÜCK SE NAMENS-AKTIEN O.N.</text:p>
          </table:table-cell>
          <table:table-cell office:value-type="float" office:value="3.22981">
            <text:p>3,22981</text:p>
          </table:table-cell>
          <table:table-cell office:value-type="float" office:value="0.55">
            <text:p>0,55</text:p>
          </table:table-cell>
          <table:table-cell office:value-type="string">
            <text:p>18.9.2020</text:p>
          </table:table-cell>
          <table:table-cell office:value-type="float" office:value="134.16667">
            <text:p>134,16667</text:p>
          </table:table-cell>
          <table:table-cell office:value-type="float" office:value="138.5">
            <text:p>138,5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2077.5">
            <text:p>2077,5</text:p>
          </table:table-cell>
          <table:table-cell office:value-type="float" office:value="65">
            <text:p>6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LEN OF TROY LTD.REGISTERED SHARES DL -,10</text:p>
          </table:table-cell>
          <table:table-cell office:value-type="float" office:value="-11.23066">
            <text:p>-11,23066</text:p>
          </table:table-cell>
          <table:table-cell office:value-type="float" office:value="0.41">
            <text:p>0,41</text:p>
          </table:table-cell>
          <table:table-cell office:value-type="string">
            <text:p>28.4.2021</text:p>
          </table:table-cell>
          <table:table-cell office:value-type="float" office:value="175.711">
            <text:p>175,711</text:p>
          </table:table-cell>
          <table:table-cell office:value-type="float" office:value="155.9775">
            <text:p>155,9775</text:p>
          </table:table-cell>
          <table:table-cell office:value-type="string">
            <text:p>Aktien</text:p>
          </table:table-cell>
          <table:table-cell office:value-type="string">
            <text:p>sonstige Länder</text:p>
          </table:table-cell>
          <table:table-cell office:value-type="string">
            <text:p>US-Dollar</text:p>
          </table:table-cell>
          <table:table-cell office:value-type="string">
            <text:p>Aktien Sonstige Länder</text:p>
          </table:table-cell>
          <table:table-cell office:value-type="float" office:value="1559.77503">
            <text:p>1559,77503</text:p>
          </table:table-cell>
          <table:table-cell office:value-type="float" office:value="-197.33497">
            <text:p>-197,33497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ENKEL AG &amp; CO. KGAA AKT. O.N.</text:p>
          </table:table-cell>
          <table:table-cell office:value-type="float" office:value="-24.53155">
            <text:p>-24,53155</text:p>
          </table:table-cell>
          <table:table-cell office:value-type="float" office:value="0.46">
            <text:p>0,46</text:p>
          </table:table-cell>
          <table:table-cell office:value-type="string">
            <text:p>16.8.2021</text:p>
          </table:table-cell>
          <table:table-cell office:value-type="float" office:value="77.38333">
            <text:p>77,38333</text:p>
          </table:table-cell>
          <table:table-cell office:value-type="float" office:value="58.4">
            <text:p>58,4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1752">
            <text:p>1752</text:p>
          </table:table-cell>
          <table:table-cell office:value-type="float" office:value="-569.5">
            <text:p>-569,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ERSHEY CO., THE REGISTERED SHARES DL1,-</text:p>
          </table:table-cell>
          <table:table-cell office:value-type="float" office:value="67.56838">
            <text:p>67,56838</text:p>
          </table:table-cell>
          <table:table-cell office:value-type="float" office:value="1.1">
            <text:p>1,1</text:p>
          </table:table-cell>
          <table:table-cell office:value-type="string">
            <text:p>23.12.2020</text:p>
          </table:table-cell>
          <table:table-cell office:value-type="float" office:value="123.445">
            <text:p>123,445</text:p>
          </table:table-cell>
          <table:table-cell office:value-type="float" office:value="206.85478">
            <text:p>206,8547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4137.09561">
            <text:p>4137,09561</text:p>
          </table:table-cell>
          <table:table-cell office:value-type="float" office:value="1668.19561">
            <text:p>1668,1956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NTEL CORP.REGISTERED SHARES DL -,001</text:p>
          </table:table-cell>
          <table:table-cell office:value-type="float" office:value="-20.5581">
            <text:p>-20,5581</text:p>
          </table:table-cell>
          <table:table-cell office:value-type="float" office:value="0.38">
            <text:p>0,38</text:p>
          </table:table-cell>
          <table:table-cell office:value-type="string">
            <text:p>23.7.2021</text:p>
          </table:table-cell>
          <table:table-cell office:value-type="float" office:value="45.2975">
            <text:p>45,2975</text:p>
          </table:table-cell>
          <table:table-cell office:value-type="float" office:value="35.98519">
            <text:p>35,98519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39.40778">
            <text:p>1439,40778</text:p>
          </table:table-cell>
          <table:table-cell office:value-type="float" office:value="-372.49222">
            <text:p>-372,4922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IS.EO H.YIELD CO.BD U.ETF RG.SH.O.N.</text:p>
          </table:table-cell>
          <table:table-cell office:value-type="float" office:value="-22.2853">
            <text:p>-22,2853</text:p>
          </table:table-cell>
          <table:table-cell office:value-type="float" office:value="2.53">
            <text:p>2,53</text:p>
          </table:table-cell>
          <table:table-cell office:value-type="string">
            <text:p>2.1.2018</text:p>
          </table:table-cell>
          <table:table-cell office:value-type="float" office:value="111.61209">
            <text:p>111,61209</text:p>
          </table:table-cell>
          <table:table-cell office:value-type="float" office:value="86.739">
            <text:p>86,739</text:p>
          </table:table-cell>
          <table:table-cell office:value-type="string">
            <text:p>Renten</text:p>
          </table:table-cell>
          <table:table-cell office:value-type="string">
            <text:p>Republik Irland</text:p>
          </table:table-cell>
          <table:table-cell office:value-type="string">
            <text:p>Euro</text:p>
          </table:table-cell>
          <table:table-cell office:value-type="string">
            <text:p>Renten Euro</text:p>
          </table:table-cell>
          <table:table-cell office:value-type="float" office:value="9541.29">
            <text:p>9541,29</text:p>
          </table:table-cell>
          <table:table-cell office:value-type="float" office:value="-2736.04">
            <text:p>-2736,04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ISH.ST.EURO.SMALL 200 U.ETF DE INH.ANT.</text:p>
          </table:table-cell>
          <table:table-cell office:value-type="float" office:value="3.91569">
            <text:p>3,91569</text:p>
          </table:table-cell>
          <table:table-cell office:value-type="float" office:value="3.03">
            <text:p>3,03</text:p>
          </table:table-cell>
          <table:table-cell office:value-type="string">
            <text:p>6.3.2020</text:p>
          </table:table-cell>
          <table:table-cell office:value-type="float" office:value="27.45495">
            <text:p>27,45495</text:p>
          </table:table-cell>
          <table:table-cell office:value-type="float" office:value="28.53">
            <text:p>28,53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länderübergreifend</text:p>
          </table:table-cell>
          <table:table-cell office:value-type="float" office:value="11412">
            <text:p>11412</text:p>
          </table:table-cell>
          <table:table-cell office:value-type="float" office:value="430.02">
            <text:p>430,02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ISH.ST.EUROPE MID 200 U.ETF DE INH.ANT.</text:p>
          </table:table-cell>
          <table:table-cell office:value-type="float" office:value="-1.82789">
            <text:p>-1,82789</text:p>
          </table:table-cell>
          <table:table-cell office:value-type="float" office:value="2.93">
            <text:p>2,93</text:p>
          </table:table-cell>
          <table:table-cell office:value-type="string">
            <text:p>28.2.2020</text:p>
          </table:table-cell>
          <table:table-cell office:value-type="float" office:value="45.0026">
            <text:p>45,0026</text:p>
          </table:table-cell>
          <table:table-cell office:value-type="float" office:value="44.18">
            <text:p>44,18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länderübergreifend</text:p>
          </table:table-cell>
          <table:table-cell office:value-type="float" office:value="11045">
            <text:p>11045</text:p>
          </table:table-cell>
          <table:table-cell office:value-type="float" office:value="-205.65">
            <text:p>-205,65</text:p>
          </table:table-cell>
          <table:table-cell office:value-type="string">
            <text:p>Aktien ETF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ISHS CAN.HYB.CORP.BD.IND.FUNDS</text:p>
          </table:table-cell>
          <table:table-cell office:value-type="float" office:value="-1.79406">
            <text:p>-1,79406</text:p>
          </table:table-cell>
          <table:table-cell office:value-type="float" office:value="2.19">
            <text:p>2,19</text:p>
          </table:table-cell>
          <table:table-cell office:value-type="string">
            <text:p>2.1.2018</text:p>
          </table:table-cell>
          <table:table-cell office:value-type="float" office:value="21.063">
            <text:p>21,063</text:p>
          </table:table-cell>
          <table:table-cell office:value-type="float" office:value="18.51">
            <text:p>18,51</text:p>
          </table:table-cell>
          <table:table-cell office:value-type="string">
            <text:p>Renten</text:p>
          </table:table-cell>
          <table:table-cell office:value-type="string">
            <text:p>Kanada</text:p>
          </table:table-cell>
          <table:table-cell office:value-type="string">
            <text:p>Canadische Dollar</text:p>
          </table:table-cell>
          <table:table-cell office:value-type="string">
            <text:p>Renten Kanada</text:p>
          </table:table-cell>
          <table:table-cell office:value-type="float" office:value="8265.23778">
            <text:p>8265,23778</text:p>
          </table:table-cell>
          <table:table-cell office:value-type="float" office:value="-150.99222">
            <text:p>-150,99222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ISHS MSCI EUR.XUK UCITS ETF RG.SH.EUR(DI.)ON</text:p>
          </table:table-cell>
          <table:table-cell office:value-type="float" office:value="33.86638">
            <text:p>33,86638</text:p>
          </table:table-cell>
          <table:table-cell office:value-type="float" office:value="4.26">
            <text:p>4,26</text:p>
          </table:table-cell>
          <table:table-cell office:value-type="string">
            <text:p>12.3.2020</text:p>
          </table:table-cell>
          <table:table-cell office:value-type="float" office:value="25.65848">
            <text:p>25,65848</text:p>
          </table:table-cell>
          <table:table-cell office:value-type="float" office:value="34.34808">
            <text:p>34,34808</text:p>
          </table:table-cell>
          <table:table-cell office:value-type="string">
            <text:p>Aktien</text:p>
          </table:table-cell>
          <table:table-cell office:value-type="string">
            <text:p>Republik Irland</text:p>
          </table:table-cell>
          <table:table-cell office:value-type="string">
            <text:p>Euro</text:p>
          </table:table-cell>
          <table:table-cell office:value-type="string">
            <text:p>Aktien Republik Irland</text:p>
          </table:table-cell>
          <table:table-cell office:value-type="float" office:value="16040.55297">
            <text:p>16040,55297</text:p>
          </table:table-cell>
          <table:table-cell office:value-type="float" office:value="4058.04297">
            <text:p>4058,04297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SHSIII-EO COR.BD EX-FIN.U.ETF REG.SH.EUR ON</text:p>
          </table:table-cell>
          <table:table-cell office:value-type="float" office:value="-6.69607">
            <text:p>-6,69607</text:p>
          </table:table-cell>
          <table:table-cell office:value-type="float" office:value="1">
            <text:p>1</text:p>
          </table:table-cell>
          <table:table-cell office:value-type="string">
            <text:p>2.1.2018</text:p>
          </table:table-cell>
          <table:table-cell office:value-type="float" office:value="112.56139">
            <text:p>112,56139</text:p>
          </table:table-cell>
          <table:table-cell office:value-type="float" office:value="105.0242">
            <text:p>105,0242</text:p>
          </table:table-cell>
          <table:table-cell office:value-type="string">
            <text:p>Renten</text:p>
          </table:table-cell>
          <table:table-cell office:value-type="string">
            <text:p>Republik Irland</text:p>
          </table:table-cell>
          <table:table-cell office:value-type="string">
            <text:p>Euro</text:p>
          </table:table-cell>
          <table:table-cell office:value-type="string">
            <text:p>Renten Euro</text:p>
          </table:table-cell>
          <table:table-cell office:value-type="float" office:value="3780.8712">
            <text:p>3780,8712</text:p>
          </table:table-cell>
          <table:table-cell office:value-type="float" office:value="-271.3388">
            <text:p>-271,3388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ISHSIV-E.MSCI EU.QU.F.EOA FUNDS</text:p>
          </table:table-cell>
          <table:table-cell office:value-type="float" office:value="51.12189">
            <text:p>51,12189</text:p>
          </table:table-cell>
          <table:table-cell office:value-type="float" office:value="3.6">
            <text:p>3,6</text:p>
          </table:table-cell>
          <table:table-cell office:value-type="string">
            <text:p>2.1.2018</text:p>
          </table:table-cell>
          <table:table-cell office:value-type="float" office:value="5.31525">
            <text:p>5,31525</text:p>
          </table:table-cell>
          <table:table-cell office:value-type="float" office:value="8.0325">
            <text:p>8,0325</text:p>
          </table:table-cell>
          <table:table-cell office:value-type="string">
            <text:p>Aktien</text:p>
          </table:table-cell>
          <table:table-cell office:value-type="string">
            <text:p>Republik Irland</text:p>
          </table:table-cell>
          <table:table-cell office:value-type="string">
            <text:p>Euro</text:p>
          </table:table-cell>
          <table:table-cell office:value-type="string">
            <text:p>Aktien länderübergreifend</text:p>
          </table:table-cell>
          <table:table-cell office:value-type="float" office:value="13550.8275">
            <text:p>13550,8275</text:p>
          </table:table-cell>
          <table:table-cell office:value-type="float" office:value="4584.0075">
            <text:p>4584,0075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ISHSVI-G.C.BD EO H DIST FUNDS</text:p>
          </table:table-cell>
          <table:table-cell office:value-type="float" office:value="-15.95011">
            <text:p>-15,95011</text:p>
          </table:table-cell>
          <table:table-cell office:value-type="float" office:value="3.3">
            <text:p>3,3</text:p>
          </table:table-cell>
          <table:table-cell office:value-type="string">
            <text:p>2.1.2018</text:p>
          </table:table-cell>
          <table:table-cell office:value-type="float" office:value="105.7165">
            <text:p>105,7165</text:p>
          </table:table-cell>
          <table:table-cell office:value-type="float" office:value="88.8546">
            <text:p>88,8546</text:p>
          </table:table-cell>
          <table:table-cell office:value-type="string">
            <text:p>Renten</text:p>
          </table:table-cell>
          <table:table-cell office:value-type="string">
            <text:p>Republik Irland</text:p>
          </table:table-cell>
          <table:table-cell office:value-type="string">
            <text:p>Euro</text:p>
          </table:table-cell>
          <table:table-cell office:value-type="string">
            <text:p>Renten Euro</text:p>
          </table:table-cell>
          <table:table-cell office:value-type="float" office:value="12439.644">
            <text:p>12439,644</text:p>
          </table:table-cell>
          <table:table-cell office:value-type="float" office:value="-2360.666">
            <text:p>-2360,666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PMORGAN CHASE &amp; CO.REGISTERED SHARESDL 1</text:p>
          </table:table-cell>
          <table:table-cell office:value-type="float" office:value="-19.16935">
            <text:p>-19,16935</text:p>
          </table:table-cell>
          <table:table-cell office:value-type="float" office:value="0.34">
            <text:p>0,34</text:p>
          </table:table-cell>
          <table:table-cell office:value-type="string">
            <text:p>19.1.2022</text:p>
          </table:table-cell>
          <table:table-cell office:value-type="float" office:value="133.93833">
            <text:p>133,93833</text:p>
          </table:table-cell>
          <table:table-cell office:value-type="float" office:value="108.26323">
            <text:p>108,26323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299.15878">
            <text:p>1299,15878</text:p>
          </table:table-cell>
          <table:table-cell office:value-type="float" office:value="-308.10122">
            <text:p>-308,1012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IMBERLY-CLARK CORP.RG.SH. DL 1,25</text:p>
          </table:table-cell>
          <table:table-cell office:value-type="float" office:value="17.82651">
            <text:p>17,82651</text:p>
          </table:table-cell>
          <table:table-cell office:value-type="float" office:value="0.69">
            <text:p>0,69</text:p>
          </table:table-cell>
          <table:table-cell office:value-type="string">
            <text:p>4.2.2021</text:p>
          </table:table-cell>
          <table:table-cell office:value-type="float" office:value="110.275">
            <text:p>110,275</text:p>
          </table:table-cell>
          <table:table-cell office:value-type="float" office:value="129.93318">
            <text:p>129,9331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598.66365">
            <text:p>2598,66365</text:p>
          </table:table-cell>
          <table:table-cell office:value-type="float" office:value="393.16365">
            <text:p>393,1636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ION GROUP AG INHABER-AKTIEN O.N.</text:p>
          </table:table-cell>
          <table:table-cell office:value-type="float" office:value="-33.64063">
            <text:p>-33,64063</text:p>
          </table:table-cell>
          <table:table-cell office:value-type="float" office:value="0.26">
            <text:p>0,26</text:p>
          </table:table-cell>
          <table:table-cell office:value-type="string">
            <text:p>1.4.2022</text:p>
          </table:table-cell>
          <table:table-cell office:value-type="float" office:value="59.66">
            <text:p>59,66</text:p>
          </table:table-cell>
          <table:table-cell office:value-type="float" office:value="39.59">
            <text:p>39,59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989.75">
            <text:p>989,75</text:p>
          </table:table-cell>
          <table:table-cell office:value-type="float" office:value="-501.75">
            <text:p>-501,7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CKHEED MARTIN CORP.REGISTERED SHARES DL 1</text:p>
          </table:table-cell>
          <table:table-cell office:value-type="float" office:value="49.42134">
            <text:p>49,42134</text:p>
          </table:table-cell>
          <table:table-cell office:value-type="float" office:value="0.77">
            <text:p>0,77</text:p>
          </table:table-cell>
          <table:table-cell office:value-type="string">
            <text:p>26.1.2021</text:p>
          </table:table-cell>
          <table:table-cell office:value-type="float" office:value="276.64286">
            <text:p>276,64286</text:p>
          </table:table-cell>
          <table:table-cell office:value-type="float" office:value="413.36346">
            <text:p>413,3634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893.5442">
            <text:p>2893,5442</text:p>
          </table:table-cell>
          <table:table-cell office:value-type="float" office:value="957.0442">
            <text:p>957,044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ARTEN TRANSPORT LTD.RG.SH. DL -,01</text:p>
          </table:table-cell>
          <table:table-cell office:value-type="float" office:value="20.4071">
            <text:p>20,4071</text:p>
          </table:table-cell>
          <table:table-cell office:value-type="float" office:value="0.51">
            <text:p>0,51</text:p>
          </table:table-cell>
          <table:table-cell office:value-type="string">
            <text:p>16.7.2021</text:p>
          </table:table-cell>
          <table:table-cell office:value-type="float" office:value="13.37417">
            <text:p>13,37417</text:p>
          </table:table-cell>
          <table:table-cell office:value-type="float" office:value="16.10345">
            <text:p>16,10345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932.41359">
            <text:p>1932,41359</text:p>
          </table:table-cell>
          <table:table-cell office:value-type="float" office:value="327.51359">
            <text:p>327,513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STEC INC.REGISTERED SHARES DL -,10</text:p>
          </table:table-cell>
          <table:table-cell office:value-type="float" office:value="85.12777">
            <text:p>85,12777</text:p>
          </table:table-cell>
          <table:table-cell office:value-type="float" office:value="0.73">
            <text:p>0,73</text:p>
          </table:table-cell>
          <table:table-cell office:value-type="string">
            <text:p>8.9.2020</text:p>
          </table:table-cell>
          <table:table-cell office:value-type="float" office:value="37.21425">
            <text:p>37,21425</text:p>
          </table:table-cell>
          <table:table-cell office:value-type="float" office:value="68.89391">
            <text:p>68,89391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755.75638">
            <text:p>2755,75638</text:p>
          </table:table-cell>
          <table:table-cell office:value-type="float" office:value="1267.18638">
            <text:p>1267,1863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RCK &amp; CO. INC.REGISTERED SHARES DL-,01</text:p>
          </table:table-cell>
          <table:table-cell office:value-type="float" office:value="38.28758">
            <text:p>38,28758</text:p>
          </table:table-cell>
          <table:table-cell office:value-type="float" office:value="0.7">
            <text:p>0,7</text:p>
          </table:table-cell>
          <table:table-cell office:value-type="string">
            <text:p>3.6.2021</text:p>
          </table:table-cell>
          <table:table-cell office:value-type="float" office:value="63.383">
            <text:p>63,383</text:p>
          </table:table-cell>
          <table:table-cell office:value-type="float" office:value="87.65082">
            <text:p>87,6508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629.52459">
            <text:p>2629,52459</text:p>
          </table:table-cell>
          <table:table-cell office:value-type="float" office:value="728.03459">
            <text:p>728,034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ITSUBISHI ELECTRIC CORP.RG.SH. O.N.</text:p>
          </table:table-cell>
          <table:table-cell office:value-type="float" office:value="-19.55105">
            <text:p>-19,55105</text:p>
          </table:table-cell>
          <table:table-cell office:value-type="float" office:value="0.41">
            <text:p>0,41</text:p>
          </table:table-cell>
          <table:table-cell office:value-type="string">
            <text:p>9.4.2021</text:p>
          </table:table-cell>
          <table:table-cell office:value-type="float" office:value="12.71407">
            <text:p>12,71407</text:p>
          </table:table-cell>
          <table:table-cell office:value-type="float" office:value="10.22833">
            <text:p>10,22833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534.24994">
            <text:p>1534,24994</text:p>
          </table:table-cell>
          <table:table-cell office:value-type="float" office:value="-372.86006">
            <text:p>-372,8600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KS INSTRUMENTS INC.REGISTERED SHARESO.N.</text:p>
          </table:table-cell>
          <table:table-cell office:value-type="float" office:value="-23.034">
            <text:p>-23,034</text:p>
          </table:table-cell>
          <table:table-cell office:value-type="float" office:value="0.34">
            <text:p>0,34</text:p>
          </table:table-cell>
          <table:table-cell office:value-type="string">
            <text:p>11.2.2022</text:p>
          </table:table-cell>
          <table:table-cell office:value-type="float" office:value="128.68462">
            <text:p>128,68462</text:p>
          </table:table-cell>
          <table:table-cell office:value-type="float" office:value="99.04341">
            <text:p>99,04341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287.56429">
            <text:p>1287,56429</text:p>
          </table:table-cell>
          <table:table-cell office:value-type="float" office:value="-385.33571">
            <text:p>-385,3357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ONDELEZ INTERNATIONAL INC.REG.SH.CLASS A ON</text:p>
          </table:table-cell>
          <table:table-cell office:value-type="float" office:value="26.16214">
            <text:p>26,16214</text:p>
          </table:table-cell>
          <table:table-cell office:value-type="float" office:value="0.79">
            <text:p>0,79</text:p>
          </table:table-cell>
          <table:table-cell office:value-type="string">
            <text:p>26.10.2020</text:p>
          </table:table-cell>
          <table:table-cell office:value-type="float" office:value="47.33">
            <text:p>47,33</text:p>
          </table:table-cell>
          <table:table-cell office:value-type="float" office:value="59.71254">
            <text:p>59,7125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85.62707">
            <text:p>2985,62707</text:p>
          </table:table-cell>
          <table:table-cell office:value-type="float" office:value="619.12707">
            <text:p>619,12707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ORGAN STANLEY REGISTERED SHARES DL -,01</text:p>
          </table:table-cell>
          <table:table-cell office:value-type="float" office:value="78.84211">
            <text:p>78,84211</text:p>
          </table:table-cell>
          <table:table-cell office:value-type="float" office:value="0.78">
            <text:p>0,78</text:p>
          </table:table-cell>
          <table:table-cell office:value-type="string">
            <text:p>8.10.2020</text:p>
          </table:table-cell>
          <table:table-cell office:value-type="float" office:value="40.8875">
            <text:p>40,8875</text:p>
          </table:table-cell>
          <table:table-cell office:value-type="float" office:value="73.12407">
            <text:p>73,1240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24.96275">
            <text:p>2924,96275</text:p>
          </table:table-cell>
          <table:table-cell office:value-type="float" office:value="1289.46275">
            <text:p>1289,4627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ENCH.RUECKV.GES.AG VINK.NA.AKT.O.N.</text:p>
          </table:table-cell>
          <table:table-cell office:value-type="float" office:value="1.33333">
            <text:p>1,33333</text:p>
          </table:table-cell>
          <table:table-cell office:value-type="float" office:value="0.6">
            <text:p>0,6</text:p>
          </table:table-cell>
          <table:table-cell office:value-type="string">
            <text:p>29.1.2021</text:p>
          </table:table-cell>
          <table:table-cell office:value-type="float" office:value="221.25">
            <text:p>221,25</text:p>
          </table:table-cell>
          <table:table-cell office:value-type="float" office:value="224.2">
            <text:p>224,2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2242">
            <text:p>2242</text:p>
          </table:table-cell>
          <table:table-cell office:value-type="float" office:value="29.5">
            <text:p>29,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URATA MANUFACTURING CO. LTD.RG.SH. O.N.</text:p>
          </table:table-cell>
          <table:table-cell office:value-type="float" office:value="-20.9308">
            <text:p>-20,9308</text:p>
          </table:table-cell>
          <table:table-cell office:value-type="float" office:value="0.42">
            <text:p>0,42</text:p>
          </table:table-cell>
          <table:table-cell office:value-type="string">
            <text:p>1.12.2021</text:p>
          </table:table-cell>
          <table:table-cell office:value-type="float" office:value="65.93667">
            <text:p>65,93667</text:p>
          </table:table-cell>
          <table:table-cell office:value-type="float" office:value="52.1356">
            <text:p>52,1356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564.06789">
            <text:p>1564,06789</text:p>
          </table:table-cell>
          <table:table-cell office:value-type="float" office:value="-414.03211">
            <text:p>-414,0321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ITTO DENKO CORP.REGISTERED SHARES O.N.</text:p>
          </table:table-cell>
          <table:table-cell office:value-type="float" office:value="-2.64069">
            <text:p>-2,64069</text:p>
          </table:table-cell>
          <table:table-cell office:value-type="float" office:value="0.49">
            <text:p>0,49</text:p>
          </table:table-cell>
          <table:table-cell office:value-type="string">
            <text:p>11.6.2021</text:p>
          </table:table-cell>
          <table:table-cell office:value-type="float" office:value="63.57033">
            <text:p>63,57033</text:p>
          </table:table-cell>
          <table:table-cell office:value-type="float" office:value="61.89164">
            <text:p>61,89164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856.74906">
            <text:p>1856,74906</text:p>
          </table:table-cell>
          <table:table-cell office:value-type="float" office:value="-50.36094">
            <text:p>-50,3609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U SKIN ENTERPRISES INC.RG.SH. A DL -,001</text:p>
          </table:table-cell>
          <table:table-cell office:value-type="float" office:value="-5.79387">
            <text:p>-5,79387</text:p>
          </table:table-cell>
          <table:table-cell office:value-type="float" office:value="0.39">
            <text:p>0,39</text:p>
          </table:table-cell>
          <table:table-cell office:value-type="string">
            <text:p>7.4.2021</text:p>
          </table:table-cell>
          <table:table-cell office:value-type="float" office:value="44.18886">
            <text:p>44,18886</text:p>
          </table:table-cell>
          <table:table-cell office:value-type="float" office:value="41.62861">
            <text:p>41,62861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57.00139">
            <text:p>1457,00139</text:p>
          </table:table-cell>
          <table:table-cell office:value-type="float" office:value="-89.60861">
            <text:p>-89,6086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GANON &amp; CO.REGISTERED SHARES DL -,01</text:p>
          </table:table-cell>
          <table:table-cell office:value-type="float" office:value="38.09982">
            <text:p>38,09982</text:p>
          </table:table-cell>
          <table:table-cell office:value-type="float" office:value="0.52">
            <text:p>0,52</text:p>
          </table:table-cell>
          <table:table-cell office:value-type="string">
            <text:p>11.6.2021</text:p>
          </table:table-cell>
          <table:table-cell office:value-type="float" office:value="23.4955">
            <text:p>23,4955</text:p>
          </table:table-cell>
          <table:table-cell office:value-type="float" office:value="32.44724">
            <text:p>32,4472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946.83459">
            <text:p>1946,83459</text:p>
          </table:table-cell>
          <table:table-cell office:value-type="float" office:value="537.10459">
            <text:p>537,104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WENS CORNING (NEW) RG.SH. DL -,01</text:p>
          </table:table-cell>
          <table:table-cell office:value-type="float" office:value="-4.6746">
            <text:p>-4,6746</text:p>
          </table:table-cell>
          <table:table-cell office:value-type="float" office:value="0.38">
            <text:p>0,38</text:p>
          </table:table-cell>
          <table:table-cell office:value-type="string">
            <text:p>7.3.2022</text:p>
          </table:table-cell>
          <table:table-cell office:value-type="float" office:value="74.945">
            <text:p>74,945</text:p>
          </table:table-cell>
          <table:table-cell office:value-type="float" office:value="71.44162">
            <text:p>71,4416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28.83238">
            <text:p>1428,83238</text:p>
          </table:table-cell>
          <table:table-cell office:value-type="float" office:value="-70.06762">
            <text:p>-70,0676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ENTAIR PLC REGISTERED SHARES DL -,01</text:p>
          </table:table-cell>
          <table:table-cell office:value-type="float" office:value="-18.89439">
            <text:p>-18,89439</text:p>
          </table:table-cell>
          <table:table-cell office:value-type="float" office:value="0.41">
            <text:p>0,41</text:p>
          </table:table-cell>
          <table:table-cell office:value-type="string">
            <text:p>3.2.2022</text:p>
          </table:table-cell>
          <table:table-cell office:value-type="float" office:value="54.25429">
            <text:p>54,25429</text:p>
          </table:table-cell>
          <table:table-cell office:value-type="float" office:value="44.00327">
            <text:p>44,00327</text:p>
          </table:table-cell>
          <table:table-cell office:value-type="string">
            <text:p>Aktien</text:p>
          </table:table-cell>
          <table:table-cell office:value-type="string">
            <text:p>Republik Irland</text:p>
          </table:table-cell>
          <table:table-cell office:value-type="string">
            <text:p>US-Dollar</text:p>
          </table:table-cell>
          <table:table-cell office:value-type="string">
            <text:p>Aktien Republik Irland</text:p>
          </table:table-cell>
          <table:table-cell office:value-type="float" office:value="1540.11441">
            <text:p>1540,11441</text:p>
          </table:table-cell>
          <table:table-cell office:value-type="float" office:value="-358.78559">
            <text:p>-358,785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PSICO INC.REGISTERED SHARES DL -,0166</text:p>
          </table:table-cell>
          <table:table-cell office:value-type="float" office:value="41.37345">
            <text:p>41,37345</text:p>
          </table:table-cell>
          <table:table-cell office:value-type="float" office:value="1.19">
            <text:p>1,19</text:p>
          </table:table-cell>
          <table:table-cell office:value-type="string">
            <text:p>30.10.2020</text:p>
          </table:table-cell>
          <table:table-cell office:value-type="float" office:value="113.41071">
            <text:p>113,41071</text:p>
          </table:table-cell>
          <table:table-cell office:value-type="float" office:value="160.33264">
            <text:p>160,3326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4489.31404">
            <text:p>4489,31404</text:p>
          </table:table-cell>
          <table:table-cell office:value-type="float" office:value="1313.81404">
            <text:p>1313,8140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OLARIS INC.REGISTERED SHARES DL -,01</text:p>
          </table:table-cell>
          <table:table-cell office:value-type="float" office:value="-6.83023">
            <text:p>-6,83023</text:p>
          </table:table-cell>
          <table:table-cell office:value-type="float" office:value="0.51">
            <text:p>0,51</text:p>
          </table:table-cell>
          <table:table-cell office:value-type="string">
            <text:p>4.6.2021</text:p>
          </table:table-cell>
          <table:table-cell office:value-type="float" office:value="102.445">
            <text:p>102,445</text:p>
          </table:table-cell>
          <table:table-cell office:value-type="float" office:value="95.44777">
            <text:p>95,4477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908.95544">
            <text:p>1908,95544</text:p>
          </table:table-cell>
          <table:table-cell office:value-type="float" office:value="-139.94456">
            <text:p>-139,9445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IMERICA INC.REGISTERED SHARES DL -,01</text:p>
          </table:table-cell>
          <table:table-cell office:value-type="float" office:value="-4.50187">
            <text:p>-4,50187</text:p>
          </table:table-cell>
          <table:table-cell office:value-type="float" office:value="0.55">
            <text:p>0,55</text:p>
          </table:table-cell>
          <table:table-cell office:value-type="string">
            <text:p>20.9.2021</text:p>
          </table:table-cell>
          <table:table-cell office:value-type="float" office:value="120.49444">
            <text:p>120,49444</text:p>
          </table:table-cell>
          <table:table-cell office:value-type="float" office:value="115.06994">
            <text:p>115,0699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071.25895">
            <text:p>2071,25895</text:p>
          </table:table-cell>
          <table:table-cell office:value-type="float" office:value="-97.64105">
            <text:p>-97,6410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OCTER &amp; GAMBLE CO., THE RG.SH. O.N.</text:p>
          </table:table-cell>
          <table:table-cell office:value-type="float" office:value="28.50539">
            <text:p>28,50539</text:p>
          </table:table-cell>
          <table:table-cell office:value-type="float" office:value="0.73">
            <text:p>0,73</text:p>
          </table:table-cell>
          <table:table-cell office:value-type="string">
            <text:p>8.2.2021</text:p>
          </table:table-cell>
          <table:table-cell office:value-type="float" office:value="107.575">
            <text:p>107,575</text:p>
          </table:table-cell>
          <table:table-cell office:value-type="float" office:value="138.23968">
            <text:p>138,2396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764.79354">
            <text:p>2764,79354</text:p>
          </table:table-cell>
          <table:table-cell office:value-type="float" office:value="613.29354">
            <text:p>613,2935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ULTE GROUP INC.REGISTERED SHARES DL -,01</text:p>
          </table:table-cell>
          <table:table-cell office:value-type="float" office:value="-4.49691">
            <text:p>-4,49691</text:p>
          </table:table-cell>
          <table:table-cell office:value-type="float" office:value="0.35">
            <text:p>0,35</text:p>
          </table:table-cell>
          <table:table-cell office:value-type="string">
            <text:p>29.4.2022</text:p>
          </table:table-cell>
          <table:table-cell office:value-type="float" office:value="39.89429">
            <text:p>39,89429</text:p>
          </table:table-cell>
          <table:table-cell office:value-type="float" office:value="38.10027">
            <text:p>38,1002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333.50959">
            <text:p>1333,50959</text:p>
          </table:table-cell>
          <table:table-cell office:value-type="float" office:value="-62.79041">
            <text:p>-62,7904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QORVO INC.REGISTERED SHARES DL -,0001</text:p>
          </table:table-cell>
          <table:table-cell office:value-type="float" office:value="-35.74666">
            <text:p>-35,74666</text:p>
          </table:table-cell>
          <table:table-cell office:value-type="float" office:value="0.79">
            <text:p>0,79</text:p>
          </table:table-cell>
          <table:table-cell office:value-type="string">
            <text:p>10.11.2021</text:p>
          </table:table-cell>
          <table:table-cell office:value-type="float" office:value="141.03788">
            <text:p>141,03788</text:p>
          </table:table-cell>
          <table:table-cell office:value-type="float" office:value="90.62154">
            <text:p>90,6215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90.51098">
            <text:p>2990,51098</text:p>
          </table:table-cell>
          <table:table-cell office:value-type="float" office:value="-1663.73902">
            <text:p>-1663,7390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QUALCOMM INC.REGISTERED SHARES DL -,0001</text:p>
          </table:table-cell>
          <table:table-cell office:value-type="float" office:value="-7.92743">
            <text:p>-7,92743</text:p>
          </table:table-cell>
          <table:table-cell office:value-type="float" office:value="0.49">
            <text:p>0,49</text:p>
          </table:table-cell>
          <table:table-cell office:value-type="string">
            <text:p>29.4.2022</text:p>
          </table:table-cell>
          <table:table-cell office:value-type="float" office:value="133.15333">
            <text:p>133,15333</text:p>
          </table:table-cell>
          <table:table-cell office:value-type="float" office:value="122.5977">
            <text:p>122,597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838.96553">
            <text:p>1838,96553</text:p>
          </table:table-cell>
          <table:table-cell office:value-type="float" office:value="-158.33447">
            <text:p>-158,33447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EKISUI HOUSE LTD.REGISTERED SHARES O.N.</text:p>
          </table:table-cell>
          <table:table-cell office:value-type="float" office:value="-0.91395">
            <text:p>-0,91395</text:p>
          </table:table-cell>
          <table:table-cell office:value-type="float" office:value="0.24">
            <text:p>0,24</text:p>
          </table:table-cell>
          <table:table-cell office:value-type="string">
            <text:p>10.7.2020</text:p>
          </table:table-cell>
          <table:table-cell office:value-type="float" office:value="16.90685">
            <text:p>16,90685</text:p>
          </table:table-cell>
          <table:table-cell office:value-type="float" office:value="16.75233">
            <text:p>16,75233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904.62591">
            <text:p>904,62591</text:p>
          </table:table-cell>
          <table:table-cell office:value-type="float" office:value="-8.34409">
            <text:p>-8,3440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KYWORKS SOLUTIONS INC.RG.SH. DL -,25</text:p>
          </table:table-cell>
          <table:table-cell office:value-type="float" office:value="-37.83234">
            <text:p>-37,83234</text:p>
          </table:table-cell>
          <table:table-cell office:value-type="float" office:value="0.43">
            <text:p>0,43</text:p>
          </table:table-cell>
          <table:table-cell office:value-type="string">
            <text:p>28.9.2021</text:p>
          </table:table-cell>
          <table:table-cell office:value-type="float" office:value="143.43444">
            <text:p>143,43444</text:p>
          </table:table-cell>
          <table:table-cell office:value-type="float" office:value="89.16983">
            <text:p>89,16983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605.05696">
            <text:p>1605,05696</text:p>
          </table:table-cell>
          <table:table-cell office:value-type="float" office:value="-976.76304">
            <text:p>-976,7630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PROUTS FARMERS MARKET INC.RG.SH. DL -,001</text:p>
          </table:table-cell>
          <table:table-cell office:value-type="float" office:value="14.72422">
            <text:p>14,72422</text:p>
          </table:table-cell>
          <table:table-cell office:value-type="float" office:value="0.48">
            <text:p>0,48</text:p>
          </table:table-cell>
          <table:table-cell office:value-type="string">
            <text:p>10.8.2020</text:p>
          </table:table-cell>
          <table:table-cell office:value-type="float" office:value="24.90413">
            <text:p>24,90413</text:p>
          </table:table-cell>
          <table:table-cell office:value-type="float" office:value="25.32">
            <text:p>25,32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825.69822">
            <text:p>1825,69822</text:p>
          </table:table-cell>
          <table:table-cell office:value-type="float" office:value="234.31822">
            <text:p>234,3182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ANLEY BLACK &amp; DECKER INC.RG.SH. DL 2,50</text:p>
          </table:table-cell>
          <table:table-cell office:value-type="float" office:value="-38.1361">
            <text:p>-38,1361</text:p>
          </table:table-cell>
          <table:table-cell office:value-type="float" office:value="0.32">
            <text:p>0,32</text:p>
          </table:table-cell>
          <table:table-cell office:value-type="string">
            <text:p>19.8.2021</text:p>
          </table:table-cell>
          <table:table-cell office:value-type="float" office:value="162.95833">
            <text:p>162,95833</text:p>
          </table:table-cell>
          <table:table-cell office:value-type="float" office:value="100.81238">
            <text:p>100,8123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209.74859">
            <text:p>1209,74859</text:p>
          </table:table-cell>
          <table:table-cell office:value-type="float" office:value="-745.75141">
            <text:p>-745,7514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MITOMO BAKELITE CO. LTD.RG.SH. O.N.</text:p>
          </table:table-cell>
          <table:table-cell office:value-type="float" office:value="-23.30999">
            <text:p>-23,30999</text:p>
          </table:table-cell>
          <table:table-cell office:value-type="float" office:value="0.3">
            <text:p>0,3</text:p>
          </table:table-cell>
          <table:table-cell office:value-type="string">
            <text:p>4.3.2022</text:p>
          </table:table-cell>
          <table:table-cell office:value-type="float" office:value="37.3645">
            <text:p>37,3645</text:p>
          </table:table-cell>
          <table:table-cell office:value-type="float" office:value="28.65484">
            <text:p>28,65484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146.19361">
            <text:p>1146,19361</text:p>
          </table:table-cell>
          <table:table-cell office:value-type="float" office:value="-348.38639">
            <text:p>-348,3863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UMITOMO FORESTRY CO. LTD.RG.SH. O.N.</text:p>
          </table:table-cell>
          <table:table-cell office:value-type="float" office:value="-12.69743">
            <text:p>-12,69743</text:p>
          </table:table-cell>
          <table:table-cell office:value-type="float" office:value="0.47">
            <text:p>0,47</text:p>
          </table:table-cell>
          <table:table-cell office:value-type="string">
            <text:p>17.8.2021</text:p>
          </table:table-cell>
          <table:table-cell office:value-type="float" office:value="15.52708">
            <text:p>15,52708</text:p>
          </table:table-cell>
          <table:table-cell office:value-type="float" office:value="13.55554">
            <text:p>13,55554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1762.21981">
            <text:p>1762,21981</text:p>
          </table:table-cell>
          <table:table-cell office:value-type="float" office:value="-256.30019">
            <text:p>-256,3001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YNCHRONY FINANCIAL RG.SH. DL -,001</text:p>
          </table:table-cell>
          <table:table-cell office:value-type="float" office:value="3.21425">
            <text:p>3,21425</text:p>
          </table:table-cell>
          <table:table-cell office:value-type="float" office:value="0.53">
            <text:p>0,53</text:p>
          </table:table-cell>
          <table:table-cell office:value-type="string">
            <text:p>10.11.2020</text:p>
          </table:table-cell>
          <table:table-cell office:value-type="float" office:value="25.72693">
            <text:p>25,72693</text:p>
          </table:table-cell>
          <table:table-cell office:value-type="float" office:value="26.55386">
            <text:p>26,5538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991.53968">
            <text:p>1991,53968</text:p>
          </table:table-cell>
          <table:table-cell office:value-type="float" office:value="62.01968">
            <text:p>62,0196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. ROWE PRICE GROUP INC.RG.SH. DL -,20</text:p>
          </table:table-cell>
          <table:table-cell office:value-type="float" office:value="-37.61812">
            <text:p>-37,61812</text:p>
          </table:table-cell>
          <table:table-cell office:value-type="float" office:value="0.43">
            <text:p>0,43</text:p>
          </table:table-cell>
          <table:table-cell office:value-type="string">
            <text:p>6.12.2021</text:p>
          </table:table-cell>
          <table:table-cell office:value-type="float" office:value="174.76667">
            <text:p>174,76667</text:p>
          </table:table-cell>
          <table:table-cell office:value-type="float" office:value="109.02274">
            <text:p>109,0227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635.34106">
            <text:p>1635,34106</text:p>
          </table:table-cell>
          <table:table-cell office:value-type="float" office:value="-986.15894">
            <text:p>-986,1589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ALANX AG NAMENS-AKTIEN O.N.</text:p>
          </table:table-cell>
          <table:table-cell office:value-type="float" office:value="12.60076">
            <text:p>12,60076</text:p>
          </table:table-cell>
          <table:table-cell office:value-type="float" office:value="0.43">
            <text:p>0,43</text:p>
          </table:table-cell>
          <table:table-cell office:value-type="string">
            <text:p>25.6.2020</text:p>
          </table:table-cell>
          <table:table-cell office:value-type="float" office:value="32.25556">
            <text:p>32,25556</text:p>
          </table:table-cell>
          <table:table-cell office:value-type="float" office:value="36.32">
            <text:p>36,32</text:p>
          </table:table-cell>
          <table:table-cell office:value-type="string">
            <text:p>Aktien</text:p>
          </table:table-cell>
          <table:table-cell office:value-type="string">
            <text:p>Deutschland</text:p>
          </table:table-cell>
          <table:table-cell office:value-type="string">
            <text:p>Euro</text:p>
          </table:table-cell>
          <table:table-cell office:value-type="string">
            <text:p>Aktien Deutschland</text:p>
          </table:table-cell>
          <table:table-cell office:value-type="float" office:value="1634.4">
            <text:p>1634,4</text:p>
          </table:table-cell>
          <table:table-cell office:value-type="float" office:value="182.9">
            <text:p>182,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TATE &amp; LYLE PLC REG. SHARES LS -,2916666667</text:p>
          </table:table-cell>
          <table:table-cell office:value-type="float" office:value="-2.69698">
            <text:p>-2,69698</text:p>
          </table:table-cell>
          <table:table-cell office:value-type="float" office:value="0.4">
            <text:p>0,4</text:p>
          </table:table-cell>
          <table:table-cell office:value-type="string">
            <text:p>3.5.2022</text:p>
          </table:table-cell>
          <table:table-cell office:value-type="float" office:value="8.96591">
            <text:p>8,96591</text:p>
          </table:table-cell>
          <table:table-cell office:value-type="float" office:value="8.7241">
            <text:p>8,7241</text:p>
          </table:table-cell>
          <table:table-cell office:value-type="string">
            <text:p>Aktien</text:p>
          </table:table-cell>
          <table:table-cell office:value-type="string">
            <text:p>Großbritannien</text:p>
          </table:table-cell>
          <table:table-cell office:value-type="string">
            <text:p>Britische Pfund</text:p>
          </table:table-cell>
          <table:table-cell office:value-type="string">
            <text:p>Aktien Großbritannien</text:p>
          </table:table-cell>
          <table:table-cell office:value-type="float" office:value="1491.82072">
            <text:p>1491,82072</text:p>
          </table:table-cell>
          <table:table-cell office:value-type="float" office:value="-41.34928">
            <text:p>-41,3492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ERADYNE INC.REGISTERED SHARES DL -,125</text:p>
          </table:table-cell>
          <table:table-cell office:value-type="float" office:value="-14.40841">
            <text:p>-14,40841</text:p>
          </table:table-cell>
          <table:table-cell office:value-type="float" office:value="0.46">
            <text:p>0,46</text:p>
          </table:table-cell>
          <table:table-cell office:value-type="string">
            <text:p>16.8.2021</text:p>
          </table:table-cell>
          <table:table-cell office:value-type="float" office:value="100.575">
            <text:p>100,575</text:p>
          </table:table-cell>
          <table:table-cell office:value-type="float" office:value="86.08374">
            <text:p>86,0837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721.67476">
            <text:p>1721,67476</text:p>
          </table:table-cell>
          <table:table-cell office:value-type="float" office:value="-289.82524">
            <text:p>-289,82524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HE HARTFORD FIN.SERVIC.GR.INC.REG.SH.DL-,01</text:p>
          </table:table-cell>
          <table:table-cell office:value-type="float" office:value="-0.50316">
            <text:p>-0,50316</text:p>
          </table:table-cell>
          <table:table-cell office:value-type="float" office:value="0.67">
            <text:p>0,67</text:p>
          </table:table-cell>
          <table:table-cell office:value-type="string">
            <text:p>16.11.2021</text:p>
          </table:table-cell>
          <table:table-cell office:value-type="float" office:value="63.2225">
            <text:p>63,2225</text:p>
          </table:table-cell>
          <table:table-cell office:value-type="float" office:value="62.90439">
            <text:p>62,90439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516.17555">
            <text:p>2516,17555</text:p>
          </table:table-cell>
          <table:table-cell office:value-type="float" office:value="-12.72445">
            <text:p>-12,72445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MKEN CO.REGISTERED SHARES O.N.</text:p>
          </table:table-cell>
          <table:table-cell office:value-type="float" office:value="-6.06742">
            <text:p>-6,06742</text:p>
          </table:table-cell>
          <table:table-cell office:value-type="float" office:value="0.41">
            <text:p>0,41</text:p>
          </table:table-cell>
          <table:table-cell office:value-type="string">
            <text:p>26.4.2022</text:p>
          </table:table-cell>
          <table:table-cell office:value-type="float" office:value="54.29667">
            <text:p>54,29667</text:p>
          </table:table-cell>
          <table:table-cell office:value-type="float" office:value="51.00226">
            <text:p>51,00226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530.06778">
            <text:p>1530,06778</text:p>
          </table:table-cell>
          <table:table-cell office:value-type="float" office:value="-98.83222">
            <text:p>-98,8322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TOSOH CORP.REGISTERED SHARES O.N.</text:p>
          </table:table-cell>
          <table:table-cell office:value-type="float" office:value="-21.04864">
            <text:p>-21,04864</text:p>
          </table:table-cell>
          <table:table-cell office:value-type="float" office:value="0.63">
            <text:p>0,63</text:p>
          </table:table-cell>
          <table:table-cell office:value-type="string">
            <text:p>16.7.2021</text:p>
          </table:table-cell>
          <table:table-cell office:value-type="float" office:value="15.0445">
            <text:p>15,0445</text:p>
          </table:table-cell>
          <table:table-cell office:value-type="float" office:value="11.87784">
            <text:p>11,87784</text:p>
          </table:table-cell>
          <table:table-cell office:value-type="string">
            <text:p>Aktien</text:p>
          </table:table-cell>
          <table:table-cell office:value-type="string">
            <text:p>Japan</text:p>
          </table:table-cell>
          <table:table-cell office:value-type="string">
            <text:p>Japanische Yen</text:p>
          </table:table-cell>
          <table:table-cell office:value-type="string">
            <text:p>Aktien Japan</text:p>
          </table:table-cell>
          <table:table-cell office:value-type="float" office:value="2375.56732">
            <text:p>2375,56732</text:p>
          </table:table-cell>
          <table:table-cell office:value-type="float" office:value="-633.33268">
            <text:p>-633,33268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RAVELERS COMPANIES INC.,THE RG.SH. O.N.</text:p>
          </table:table-cell>
          <table:table-cell office:value-type="float" office:value="32.74198">
            <text:p>32,74198</text:p>
          </table:table-cell>
          <table:table-cell office:value-type="float" office:value="0.78">
            <text:p>0,78</text:p>
          </table:table-cell>
          <table:table-cell office:value-type="string">
            <text:p>18.6.2021</text:p>
          </table:table-cell>
          <table:table-cell office:value-type="float" office:value="122.49444">
            <text:p>122,49444</text:p>
          </table:table-cell>
          <table:table-cell office:value-type="float" office:value="162.60155">
            <text:p>162,60155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26.82786">
            <text:p>2926,82786</text:p>
          </table:table-cell>
          <table:table-cell office:value-type="float" office:value="721.92786">
            <text:p>721,9278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FP INDUSTRIES INC.REGISTERED SHARES O.N.</text:p>
          </table:table-cell>
          <table:table-cell office:value-type="float" office:value="39.35447">
            <text:p>39,35447</text:p>
          </table:table-cell>
          <table:table-cell office:value-type="float" office:value="0.86">
            <text:p>0,86</text:p>
          </table:table-cell>
          <table:table-cell office:value-type="string">
            <text:p>24.11.2020</text:p>
          </table:table-cell>
          <table:table-cell office:value-type="float" office:value="46.7404">
            <text:p>46,7404</text:p>
          </table:table-cell>
          <table:table-cell office:value-type="float" office:value="65.13484">
            <text:p>65,1348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3256.74182">
            <text:p>3256,74182</text:p>
          </table:table-cell>
          <table:table-cell office:value-type="float" office:value="919.72182">
            <text:p>919,72182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IVERSAL HEALTH SERV.INC.REG.SH.CL.BDL-,01</text:p>
          </table:table-cell>
          <table:table-cell office:value-type="float" office:value="8.99945">
            <text:p>8,99945</text:p>
          </table:table-cell>
          <table:table-cell office:value-type="float" office:value="0.51">
            <text:p>0,51</text:p>
          </table:table-cell>
          <table:table-cell office:value-type="string">
            <text:p>21.9.2020</text:p>
          </table:table-cell>
          <table:table-cell office:value-type="float" office:value="88.8285">
            <text:p>88,8285</text:p>
          </table:table-cell>
          <table:table-cell office:value-type="float" office:value="96.82257">
            <text:p>96,82257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936.45147">
            <text:p>1936,45147</text:p>
          </table:table-cell>
          <table:table-cell office:value-type="float" office:value="159.88147">
            <text:p>159,88147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VANECK SUST.WORLD EQ.UC.E FUNDS</text:p>
          </table:table-cell>
          <table:table-cell office:value-type="float" office:value="29.71159">
            <text:p>29,71159</text:p>
          </table:table-cell>
          <table:table-cell office:value-type="float" office:value="5.77">
            <text:p>5,77</text:p>
          </table:table-cell>
          <table:table-cell office:value-type="string">
            <text:p>14.10.2021</text:p>
          </table:table-cell>
          <table:table-cell office:value-type="float" office:value="19.75514">
            <text:p>19,75514</text:p>
          </table:table-cell>
          <table:table-cell office:value-type="float" office:value="25.6247">
            <text:p>25,6247</text:p>
          </table:table-cell>
          <table:table-cell office:value-type="string">
            <text:p>Aktien</text:p>
          </table:table-cell>
          <table:table-cell office:value-type="string">
            <text:p>Niederlande</text:p>
          </table:table-cell>
          <table:table-cell office:value-type="string">
            <text:p>Euro</text:p>
          </table:table-cell>
          <table:table-cell office:value-type="string">
            <text:p>Aktien Niederlande</text:p>
          </table:table-cell>
          <table:table-cell office:value-type="float" office:value="21755.3703">
            <text:p>21755,3703</text:p>
          </table:table-cell>
          <table:table-cell office:value-type="float" office:value="4983.2603">
            <text:p>4983,2603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VANG.FTSE DEV.W.U.ETF DLD FUNDS</text:p>
          </table:table-cell>
          <table:table-cell office:value-type="float" office:value="-6.49818">
            <text:p>-6,49818</text:p>
          </table:table-cell>
          <table:table-cell office:value-type="float" office:value="2.82">
            <text:p>2,82</text:p>
          </table:table-cell>
          <table:table-cell office:value-type="string">
            <text:p>9.3.2022</text:p>
          </table:table-cell>
          <table:table-cell office:value-type="float" office:value="75.88927">
            <text:p>75,88927</text:p>
          </table:table-cell>
          <table:table-cell office:value-type="float" office:value="70.95784">
            <text:p>70,95784</text:p>
          </table:table-cell>
          <table:table-cell office:value-type="string">
            <text:p>Aktien</text:p>
          </table:table-cell>
          <table:table-cell office:value-type="string">
            <text:p>Republik Irland</text:p>
          </table:table-cell>
          <table:table-cell office:value-type="string">
            <text:p>US-Dollar</text:p>
          </table:table-cell>
          <table:table-cell office:value-type="string">
            <text:p>Aktien Republik Irland</text:p>
          </table:table-cell>
          <table:table-cell office:value-type="float" office:value="10643.67639">
            <text:p>10643,67639</text:p>
          </table:table-cell>
          <table:table-cell office:value-type="float" office:value="-739.71361">
            <text:p>-739,71361</text:p>
          </table:table-cell>
          <table:table-cell office:value-type="string">
            <text:p>Aktien ETF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VANGUARD AUST.COR.F.I.ETF FUNDS</text:p>
          </table:table-cell>
          <table:table-cell office:value-type="float" office:value="-7.62834">
            <text:p>-7,62834</text:p>
          </table:table-cell>
          <table:table-cell office:value-type="float" office:value="2.09">
            <text:p>2,09</text:p>
          </table:table-cell>
          <table:table-cell office:value-type="string">
            <text:p>2.1.2018</text:p>
          </table:table-cell>
          <table:table-cell office:value-type="float" office:value="50.68224">
            <text:p>50,68224</text:p>
          </table:table-cell>
          <table:table-cell office:value-type="float" office:value="47.55">
            <text:p>47,55</text:p>
          </table:table-cell>
          <table:table-cell office:value-type="string">
            <text:p>Renten</text:p>
          </table:table-cell>
          <table:table-cell office:value-type="string">
            <text:p>Australien</text:p>
          </table:table-cell>
          <table:table-cell office:value-type="string">
            <text:p>Australische Dollar</text:p>
          </table:table-cell>
          <table:table-cell office:value-type="string">
            <text:p>Renten Australien</text:p>
          </table:table-cell>
          <table:table-cell office:value-type="float" office:value="7858.20526">
            <text:p>7858,20526</text:p>
          </table:table-cell>
          <table:table-cell office:value-type="float" office:value="-648.95474">
            <text:p>-648,95474</text:p>
          </table:table-cell>
          <table:table-cell office:value-type="string">
            <text:p>Anleihe ETF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VERIZON COMMUNICATIONS INC.RG.SH. DL -,10</text:p>
          </table:table-cell>
          <table:table-cell office:value-type="float" office:value="-2.79056">
            <text:p>-2,79056</text:p>
          </table:table-cell>
          <table:table-cell office:value-type="float" office:value="0.78">
            <text:p>0,78</text:p>
          </table:table-cell>
          <table:table-cell office:value-type="string">
            <text:p>26.5.2020</text:p>
          </table:table-cell>
          <table:table-cell office:value-type="float" office:value="50.19167">
            <text:p>50,19167</text:p>
          </table:table-cell>
          <table:table-cell office:value-type="float" office:value="48.79104">
            <text:p>48,79104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927.46239">
            <text:p>2927,46239</text:p>
          </table:table-cell>
          <table:table-cell office:value-type="float" office:value="-84.03761">
            <text:p>-84,03761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ONTIER CORP.REGISTERED SHARES DL -,0001</text:p>
          </table:table-cell>
          <table:table-cell office:value-type="float" office:value="-24.68692">
            <text:p>-24,68692</text:p>
          </table:table-cell>
          <table:table-cell office:value-type="float" office:value="0.59">
            <text:p>0,59</text:p>
          </table:table-cell>
          <table:table-cell office:value-type="string">
            <text:p>4.10.2021</text:p>
          </table:table-cell>
          <table:table-cell office:value-type="float" office:value="33.8758">
            <text:p>33,8758</text:p>
          </table:table-cell>
          <table:table-cell office:value-type="float" office:value="22.99">
            <text:p>22,99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2210.25814">
            <text:p>2210,25814</text:p>
          </table:table-cell>
          <table:table-cell office:value-type="float" office:value="-724.50186">
            <text:p>-724,50186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GREENS BOOTS ALLIANCE INC.RG.SH. DL -,01</text:p>
          </table:table-cell>
          <table:table-cell office:value-type="float" office:value="-12.45396">
            <text:p>-12,45396</text:p>
          </table:table-cell>
          <table:table-cell office:value-type="float" office:value="0.39">
            <text:p>0,39</text:p>
          </table:table-cell>
          <table:table-cell office:value-type="string">
            <text:p>2.7.2021</text:p>
          </table:table-cell>
          <table:table-cell office:value-type="float" office:value="41.5875">
            <text:p>41,5875</text:p>
          </table:table-cell>
          <table:table-cell office:value-type="float" office:value="36.40821">
            <text:p>36,40821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office:value-type="float" office:value="1456.32841">
            <text:p>1456,32841</text:p>
          </table:table-cell>
          <table:table-cell office:value-type="float" office:value="-207.17159">
            <text:p>-207,17159</text:p>
          </table:table-cell>
          <table:table-cell office:value-type="string">
            <text:p>Aktie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ARNER BROS.DISCOVERY INC.RG.SH.SER.ADL-,01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string">
            <text:p>11.4.2022</text:p>
          </table:table-cell>
          <table:table-cell office:value-type="float" office:value="0">
            <text:p>0</text:p>
          </table:table-cell>
          <table:table-cell office:value-type="float" office:value="12.90198">
            <text:p>12,90198</text:p>
          </table:table-cell>
          <table:table-cell office:value-type="string">
            <text:p>Aktien</text:p>
          </table:table-cell>
          <table:table-cell office:value-type="string">
            <text:p>USA</text:p>
          </table:table-cell>
          <table:table-cell office:value-type="string">
            <text:p>US-Dollar</text:p>
          </table:table-cell>
          <table:table-cell office:value-type="string">
            <text:p>Aktien USA</text:p>
          </table:table-cell>
          <table:table-cell table:number-columns-repeated="2" office:value-type="float" office:value="309.64765">
            <text:p>309,64765</text:p>
          </table:table-cell>
          <table:table-cell office:value-type="string">
            <text:p>Aktien</text:p>
          </table:table-cell>
        </table:table-row>
      </table:table>
      <table:table table:name="Auswertungen" table:style-name="ta1" table:print="false">
        <table:table-column table:style-name="co1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Struktur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Liquidität</text:p>
          </table:table-cell>
          <table:table-cell table:formula="of:=SUMIF([Grunddaten.$H$2:.$H$102];[.A2];[Grunddaten.$L$2:.$L$102])" office:value-type="currency" office:currency="EUR" office:value="23571.21">
            <text:p>23.571,21 €</text:p>
          </table:table-cell>
          <table:table-cell table:formula="of:=[.B2]/[.$B$5]" office:value-type="percentage" office:value="0.0625555266763166">
            <text:p>6,26%</text:p>
          </table:table-cell>
          <table:table-cell table:formula="of:=SUMIF([Grunddaten.$H$2:.$H$102];[.A2];[Grunddaten.$M$2:.$M$102])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Aktien</text:p>
          </table:table-cell>
          <table:table-cell table:formula="of:=SUMIF([Grunddaten.$H$2:.$H$102];[.A3];[Grunddaten.$L$2:.$L$102])" office:value-type="currency" office:currency="EUR" office:value="283208.13845">
            <text:p>283.208,14 €</text:p>
          </table:table-cell>
          <table:table-cell table:formula="of:=[.B3]/[.$B$5]" office:value-type="percentage" office:value="0.751604786506884">
            <text:p>75,16%</text:p>
          </table:table-cell>
          <table:table-cell table:formula="of:=SUMIF([Grunddaten.$H$2:.$H$102];[.A3];[Grunddaten.$M$2:.$M$102])" office:value-type="currency" office:currency="EUR" office:value="27017.97844">
            <text:p>27.017,98 €</text:p>
          </table:table-cell>
        </table:table-row>
        <table:table-row table:style-name="ro1">
          <table:table-cell office:value-type="string">
            <text:p>Renten</text:p>
          </table:table-cell>
          <table:table-cell table:formula="of:=SUMIF([Grunddaten.$H$2:.$H$102];[.A4];[Grunddaten.$L$2:.$L$102])" office:value-type="currency" office:currency="EUR" office:value="70025.24824">
            <text:p>70.025,25 €</text:p>
          </table:table-cell>
          <table:table-cell table:formula="of:=[.B4]/[.$B$5]" office:value-type="percentage" office:value="0.185839686816799">
            <text:p>18,58%</text:p>
          </table:table-cell>
          <table:table-cell table:formula="of:=SUMIF([Grunddaten.$H$2:.$H$102];[.A4];[Grunddaten.$M$2:.$M$102])" office:value-type="currency" office:currency="EUR" office:value="-7207.99176">
            <text:p>-7.207,99 €</text:p>
          </table:table-cell>
        </table:table-row>
        <table:table-row table:style-name="ro1">
          <table:table-cell/>
          <table:table-cell table:formula="of:=SUM([.B2:.B4])" office:value-type="currency" office:currency="EUR" office:value="376804.59669">
            <text:p>376.804,60 €</text:p>
          </table:table-cell>
          <table:table-cell table:style-name="Default"/>
          <table:table-cell table:formula="of:=SUM([.D2:.D4])" office:value-type="currency" office:currency="EUR" office:value="19809.98668">
            <text:p>19.809,99 €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Land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Deutschland</text:p>
          </table:table-cell>
          <table:table-cell table:formula="of:=SUMIF([Grunddaten.$I$2:.$I$102];[.A8];[Grunddaten.$L$2:.$L$102])" office:value-type="currency" office:currency="EUR" office:value="60384.86">
            <text:p>60.384,86 €</text:p>
          </table:table-cell>
          <table:table-cell table:formula="of:=[.B8]/[.$B$18]" office:value-type="percentage" office:value="0.160255104450541">
            <text:p>16,03%</text:p>
          </table:table-cell>
          <table:table-cell table:formula="of:=SUMIF([Grunddaten.$I$2:.$I$102];[.A8];[Grunddaten.$M$2:.$M$102])" office:value-type="currency" office:currency="EUR" office:value="-1298.63">
            <text:p>-1.298,63 €</text:p>
          </table:table-cell>
        </table:table-row>
        <table:table-row table:style-name="ro1">
          <table:table-cell office:value-type="string">
            <text:p>USA</text:p>
          </table:table-cell>
          <table:table-cell table:formula="of:=SUMIF([Grunddaten.$I$2:.$I$102];[.A9];[Grunddaten.$L$2:.$L$102])" office:value-type="currency" office:currency="EUR" office:value="146472.32609">
            <text:p>146.472,33 €</text:p>
          </table:table-cell>
          <table:table-cell table:formula="of:=[.B9]/[.$B$18]" office:value-type="percentage" office:value="0.388722237936242">
            <text:p>38,87%</text:p>
          </table:table-cell>
          <table:table-cell table:formula="of:=SUMIF([Grunddaten.$I$2:.$I$102];[.A9];[Grunddaten.$M$2:.$M$102])" office:value-type="currency" office:currency="EUR" office:value="14181.34608">
            <text:p>14.181,35 €</text:p>
          </table:table-cell>
        </table:table-row>
        <table:table-row table:style-name="ro1">
          <table:table-cell office:value-type="string">
            <text:p>Niederlande</text:p>
          </table:table-cell>
          <table:table-cell table:formula="of:=SUMIF([Grunddaten.$I$2:.$I$102];[.A10];[Grunddaten.$L$2:.$L$102])" office:value-type="currency" office:currency="EUR" office:value="22871.0703">
            <text:p>22.871,07 €</text:p>
          </table:table-cell>
          <table:table-cell table:formula="of:=[.B10]/[.$B$18]" office:value-type="percentage" office:value="0.0606974291208454">
            <text:p>6,07%</text:p>
          </table:table-cell>
          <table:table-cell table:formula="of:=SUMIF([Grunddaten.$I$2:.$I$102];[.A10];[Grunddaten.$M$2:.$M$102])" office:value-type="currency" office:currency="EUR" office:value="4682.1703">
            <text:p>4.682,17 €</text:p>
          </table:table-cell>
        </table:table-row>
        <table:table-row table:style-name="ro1">
          <table:table-cell office:value-type="string">
            <text:p>Luxemburg</text:p>
          </table:table-cell>
          <table:table-cell table:formula="of:=SUMIF([Grunddaten.$I$2:.$I$102];[.A11];[Grunddaten.$L$2:.$L$102])" office:value-type="currency" office:currency="EUR" office:value="42594.3">
            <text:p>42.594,30 €</text:p>
          </table:table-cell>
          <table:table-cell table:formula="of:=[.B11]/[.$B$18]" office:value-type="percentage" office:value="0.113040818435245">
            <text:p>11,30%</text:p>
          </table:table-cell>
          <table:table-cell table:formula="of:=SUMIF([Grunddaten.$I$2:.$I$102];[.A11];[Grunddaten.$M$2:.$M$102])" office:value-type="currency" office:currency="EUR" office:value="3060.19">
            <text:p>3.060,19 €</text:p>
          </table:table-cell>
        </table:table-row>
        <table:table-row table:style-name="ro1">
          <table:table-cell office:value-type="string">
            <text:p>Japan</text:p>
          </table:table-cell>
          <table:table-cell table:formula="of:=SUMIF([Grunddaten.$I$2:.$I$102];[.A12];[Grunddaten.$L$2:.$L$102])" office:value-type="currency" office:currency="EUR" office:value="15075.41369">
            <text:p>15.075,41 €</text:p>
          </table:table-cell>
          <table:table-cell table:formula="of:=[.B12]/[.$B$18]" office:value-type="percentage" office:value="0.0400085716109314">
            <text:p>4,00%</text:p>
          </table:table-cell>
          <table:table-cell table:formula="of:=SUMIF([Grunddaten.$I$2:.$I$102];[.A12];[Grunddaten.$M$2:.$M$102])" office:value-type="currency" office:currency="EUR" office:value="-2557.67631">
            <text:p>-2.557,68 €</text:p>
          </table:table-cell>
        </table:table-row>
        <table:table-row table:style-name="ro1">
          <table:table-cell office:value-type="string">
            <text:p>sonstige Länder</text:p>
          </table:table-cell>
          <table:table-cell table:formula="of:=SUMIF([Grunddaten.$I$2:.$I$102];[.A13];[Grunddaten.$L$2:.$L$102])" office:value-type="currency" office:currency="EUR" office:value="4254.38638">
            <text:p>4.254,39 €</text:p>
          </table:table-cell>
          <table:table-cell table:formula="of:=[.B13]/[.$B$18]" office:value-type="percentage" office:value="0.0112906966034178">
            <text:p>1,13%</text:p>
          </table:table-cell>
          <table:table-cell table:formula="of:=SUMIF([Grunddaten.$I$2:.$I$102];[.A13];[Grunddaten.$M$2:.$M$102])" office:value-type="currency" office:currency="EUR" office:value="408.37638">
            <text:p>408,38 €</text:p>
          </table:table-cell>
        </table:table-row>
        <table:table-row table:style-name="ro1">
          <table:table-cell office:value-type="string">
            <text:p>Republik Irland</text:p>
          </table:table-cell>
          <table:table-cell table:formula="of:=SUMIF([Grunddaten.$I$2:.$I$102];[.A14];[Grunddaten.$L$2:.$L$102])" office:value-type="currency" office:currency="EUR" office:value="67536.97647">
            <text:p>67.536,98 €</text:p>
          </table:table-cell>
          <table:table-cell table:formula="of:=[.B14]/[.$B$18]" office:value-type="percentage" office:value="0.179236073719035">
            <text:p>17,92%</text:p>
          </table:table-cell>
          <table:table-cell table:formula="of:=SUMIF([Grunddaten.$I$2:.$I$102];[.A14];[Grunddaten.$M$2:.$M$102])" office:value-type="currency" office:currency="EUR" office:value="2175.50647">
            <text:p>2.175,51 €</text:p>
          </table:table-cell>
        </table:table-row>
        <table:table-row table:style-name="ro1">
          <table:table-cell office:value-type="string">
            <text:p>Kanada</text:p>
          </table:table-cell>
          <table:table-cell table:formula="of:=SUMIF([Grunddaten.$I$2:.$I$102];[.A15];[Grunddaten.$L$2:.$L$102])" office:value-type="currency" office:currency="EUR" office:value="8265.23778">
            <text:p>8.265,24 €</text:p>
          </table:table-cell>
          <table:table-cell table:formula="of:=[.B15]/[.$B$18]" office:value-type="percentage" office:value="0.021935076834532">
            <text:p>2,19%</text:p>
          </table:table-cell>
          <table:table-cell table:formula="of:=SUMIF([Grunddaten.$I$2:.$I$102];[.A15];[Grunddaten.$M$2:.$M$102])" office:value-type="currency" office:currency="EUR" office:value="-150.99222">
            <text:p>-150,99 €</text:p>
          </table:table-cell>
        </table:table-row>
        <table:table-row table:style-name="ro1">
          <table:table-cell office:value-type="string">
            <text:p>Großbritannien</text:p>
          </table:table-cell>
          <table:table-cell table:formula="of:=SUMIF([Grunddaten.$I$2:.$I$102];[.A16];[Grunddaten.$L$2:.$L$102])" office:value-type="currency" office:currency="EUR" office:value="1491.82072">
            <text:p>1.491,82 €</text:p>
          </table:table-cell>
          <table:table-cell table:formula="of:=[.B16]/[.$B$18]" office:value-type="percentage" office:value="0.00395913620243686">
            <text:p>0,40%</text:p>
          </table:table-cell>
          <table:table-cell table:formula="of:=SUMIF([Grunddaten.$I$2:.$I$102];[.A16];[Grunddaten.$M$2:.$M$102])" office:value-type="currency" office:currency="EUR" office:value="-41.34928">
            <text:p>-41,35 €</text:p>
          </table:table-cell>
        </table:table-row>
        <table:table-row table:style-name="ro1">
          <table:table-cell office:value-type="string">
            <text:p>Australien</text:p>
          </table:table-cell>
          <table:table-cell table:formula="of:=SUMIF([Grunddaten.$I$2:.$I$102];[.A17];[Grunddaten.$L$2:.$L$102])" office:value-type="currency" office:currency="EUR" office:value="7858.20526">
            <text:p>7.858,21 €</text:p>
          </table:table-cell>
          <table:table-cell table:formula="of:=[.B17]/[.$B$18]" office:value-type="percentage" office:value="0.0208548550867733">
            <text:p>2,09%</text:p>
          </table:table-cell>
          <table:table-cell table:formula="of:=SUMIF([Grunddaten.$I$2:.$I$102];[.A17];[Grunddaten.$M$2:.$M$102])" office:value-type="currency" office:currency="EUR" office:value="-648.95474">
            <text:p>-648,95 €</text:p>
          </table:table-cell>
        </table:table-row>
        <table:table-row table:style-name="ro1">
          <table:table-cell/>
          <table:table-cell table:formula="of:=SUM([.B8:.B17])" office:value-type="currency" office:currency="EUR" office:value="376804.59669">
            <text:p>376.804,60 €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Währung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Euro</text:p>
          </table:table-cell>
          <table:table-cell table:formula="of:=SUMIF([Grunddaten.$J$2:.$J$102];[.A21];[Grunddaten.$L$2:.$L$102])" office:value-type="currency" office:currency="EUR" office:value="181203.41597">
            <text:p>181.203,42 €</text:p>
          </table:table-cell>
          <table:table-cell table:formula="of:=[.B21]/[.$B$27]" office:value-type="percentage" office:value="0.480894918909595">
            <text:p>48,09%</text:p>
          </table:table-cell>
          <table:table-cell table:formula="of:=SUMIF([Grunddaten.$J$2:.$J$102];[.A21];[Grunddaten.$M$2:.$M$102])" office:value-type="currency" office:currency="EUR" office:value="9717.73597">
            <text:p>9.717,74 €</text:p>
          </table:table-cell>
        </table:table-row>
        <table:table-row table:style-name="ro1">
          <table:table-cell office:value-type="string">
            <text:p>US-Dollar</text:p>
          </table:table-cell>
          <table:table-cell table:formula="of:=SUMIF([Grunddaten.$J$2:.$J$102];[.A22];[Grunddaten.$L$2:.$L$102])" office:value-type="currency" office:currency="EUR" office:value="162910.50327">
            <text:p>162.910,50 €</text:p>
          </table:table-cell>
          <table:table-cell table:formula="of:=[.B22]/[.$B$27]" office:value-type="percentage" office:value="0.432347441355732">
            <text:p>43,23%</text:p>
          </table:table-cell>
          <table:table-cell table:formula="of:=SUMIF([Grunddaten.$J$2:.$J$102];[.A22];[Grunddaten.$M$2:.$M$102])" office:value-type="currency" office:currency="EUR" office:value="13491.22326">
            <text:p>13.491,22 €</text:p>
          </table:table-cell>
        </table:table-row>
        <table:table-row table:style-name="ro1">
          <table:table-cell office:value-type="string">
            <text:p>Japanische Yen</text:p>
          </table:table-cell>
          <table:table-cell table:formula="of:=SUMIF([Grunddaten.$J$2:.$J$102];[.A23];[Grunddaten.$L$2:.$L$102])" office:value-type="currency" office:currency="EUR" office:value="15075.41369">
            <text:p>15.075,41 €</text:p>
          </table:table-cell>
          <table:table-cell table:formula="of:=[.B23]/[.$B$27]" office:value-type="percentage" office:value="0.0400085716109314">
            <text:p>4,00%</text:p>
          </table:table-cell>
          <table:table-cell table:formula="of:=SUMIF([Grunddaten.$J$2:.$J$102];[.A23];[Grunddaten.$M$2:.$M$102])" office:value-type="currency" office:currency="EUR" office:value="-2557.67631">
            <text:p>-2.557,68 €</text:p>
          </table:table-cell>
        </table:table-row>
        <table:table-row table:style-name="ro1">
          <table:table-cell office:value-type="string">
            <text:p>Australische Dollar</text:p>
          </table:table-cell>
          <table:table-cell table:formula="of:=SUMIF([Grunddaten.$J$2:.$J$102];[.A24];[Grunddaten.$L$2:.$L$102])" office:value-type="currency" office:currency="EUR" office:value="7858.20526">
            <text:p>7.858,21 €</text:p>
          </table:table-cell>
          <table:table-cell table:formula="of:=[.B24]/[.$B$27]" office:value-type="percentage" office:value="0.0208548550867733">
            <text:p>2,09%</text:p>
          </table:table-cell>
          <table:table-cell table:formula="of:=SUMIF([Grunddaten.$J$2:.$J$102];[.A24];[Grunddaten.$M$2:.$M$102])" office:value-type="currency" office:currency="EUR" office:value="-648.95474">
            <text:p>-648,95 €</text:p>
          </table:table-cell>
        </table:table-row>
        <table:table-row table:style-name="ro3">
          <table:table-cell office:value-type="string">
            <text:p>Canadische Dollar</text:p>
          </table:table-cell>
          <table:table-cell table:formula="of:=SUMIF([Grunddaten.$J$2:.$J$102];[.A25];[Grunddaten.$L$2:.$L$102])" office:value-type="currency" office:currency="EUR" office:value="8265.23778">
            <text:p>8.265,24 €</text:p>
          </table:table-cell>
          <table:table-cell table:formula="of:=[.B25]/[.$B$27]" office:value-type="percentage" office:value="0.021935076834532">
            <text:p>2,19%</text:p>
          </table:table-cell>
          <table:table-cell table:formula="of:=SUMIF([Grunddaten.$J$2:.$J$102];[.A25];[Grunddaten.$M$2:.$M$102])" office:value-type="currency" office:currency="EUR" office:value="-150.99222">
            <text:p>-150,99 €</text:p>
          </table:table-cell>
        </table:table-row>
        <table:table-row table:style-name="ro1">
          <table:table-cell office:value-type="string">
            <text:p>Britische Pfund</text:p>
          </table:table-cell>
          <table:table-cell table:formula="of:=SUMIF([Grunddaten.$J$2:.$J$102];[.A26];[Grunddaten.$L$2:.$L$102])" office:value-type="currency" office:currency="EUR" office:value="1491.82072">
            <text:p>1.491,82 €</text:p>
          </table:table-cell>
          <table:table-cell table:formula="of:=[.B26]/[.$B$27]" office:value-type="percentage" office:value="0.00395913620243686">
            <text:p>0,40%</text:p>
          </table:table-cell>
          <table:table-cell table:formula="of:=SUMIF([Grunddaten.$J$2:.$J$102];[.A26];[Grunddaten.$M$2:.$M$102])" office:value-type="currency" office:currency="EUR" office:value="-41.34928">
            <text:p>-41,35 €</text:p>
          </table:table-cell>
        </table:table-row>
        <table:table-row table:style-name="ro1">
          <table:table-cell/>
          <table:table-cell table:formula="of:=SUM([.B21:.B26])" office:value-type="currency" office:currency="EUR" office:value="376804.59669">
            <text:p>376.804,60 €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Wirtschaftsraum (Detail)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Liquidität Euro</text:p>
          </table:table-cell>
          <table:table-cell table:formula="of:=SUMIF([Grunddaten.$K$2:.$K$102];[.A30];[Grunddaten.$L$2:.$L$102])" office:value-type="currency" office:currency="EUR" office:value="23571.21">
            <text:p>23.571,21 €</text:p>
          </table:table-cell>
          <table:table-cell table:formula="of:=[.B30]/[.$B$43]" office:value-type="percentage" office:value="0.0625555266763166">
            <text:p>6,26%</text:p>
          </table:table-cell>
          <table:table-cell table:formula="of:=SUMIF([Grunddaten.$K$2:.$K$102];[.A30];[Grunddaten.$M$2:.$M$102])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Aktien USA</text:p>
          </table:table-cell>
          <table:table-cell table:formula="of:=SUMIF([Grunddaten.$K$2:.$K$102];[.A31];[Grunddaten.$L$2:.$L$102])" office:value-type="currency" office:currency="EUR" office:value="146472.32609">
            <text:p>146.472,33 €</text:p>
          </table:table-cell>
          <table:table-cell table:formula="of:=[.B31]/[.$B$43]" office:value-type="percentage" office:value="0.388722237936242">
            <text:p>38,87%</text:p>
          </table:table-cell>
          <table:table-cell table:formula="of:=SUMIF([Grunddaten.$K$2:.$K$102];[.A31];[Grunddaten.$M$2:.$M$102])" office:value-type="currency" office:currency="EUR" office:value="14181.34608">
            <text:p>14.181,35 €</text:p>
          </table:table-cell>
        </table:table-row>
        <table:table-row table:style-name="ro1">
          <table:table-cell office:value-type="string">
            <text:p>Aktien Niederlande</text:p>
          </table:table-cell>
          <table:table-cell table:formula="of:=SUMIF([Grunddaten.$K$2:.$K$102];[.A32];[Grunddaten.$L$2:.$L$102])" office:value-type="currency" office:currency="EUR" office:value="22871.0703">
            <text:p>22.871,07 €</text:p>
          </table:table-cell>
          <table:table-cell table:formula="of:=[.B32]/[.$B$43]" office:value-type="percentage" office:value="0.0606974291208454">
            <text:p>6,07%</text:p>
          </table:table-cell>
          <table:table-cell table:formula="of:=SUMIF([Grunddaten.$K$2:.$K$102];[.A32];[Grunddaten.$M$2:.$M$102])" office:value-type="currency" office:currency="EUR" office:value="4682.1703">
            <text:p>4.682,17 €</text:p>
          </table:table-cell>
        </table:table-row>
        <table:table-row table:style-name="ro1">
          <table:table-cell office:value-type="string">
            <text:p>Aktien Luxemburg</text:p>
          </table:table-cell>
          <table:table-cell table:formula="of:=SUMIF([Grunddaten.$K$2:.$K$102];[.A33];[Grunddaten.$L$2:.$L$102])" office:value-type="currency" office:currency="EUR" office:value="14454.3">
            <text:p>14.454,30 €</text:p>
          </table:table-cell>
          <table:table-cell table:formula="of:=[.B33]/[.$B$43]" office:value-type="percentage" office:value="0.0383602008228463">
            <text:p>3,84%</text:p>
          </table:table-cell>
          <table:table-cell table:formula="of:=SUMIF([Grunddaten.$K$2:.$K$102];[.A33];[Grunddaten.$M$2:.$M$102])" office:value-type="currency" office:currency="EUR" office:value="4100.19">
            <text:p>4.100,19 €</text:p>
          </table:table-cell>
        </table:table-row>
        <table:table-row table:style-name="ro1">
          <table:table-cell office:value-type="string">
            <text:p>Renten Euro</text:p>
          </table:table-cell>
          <table:table-cell table:formula="of:=SUMIF([Grunddaten.$K$2:.$K$102];[.A34];[Grunddaten.$L$2:.$L$102])" office:value-type="currency" office:currency="EUR" office:value="53901.8052">
            <text:p>53.901,81 €</text:p>
          </table:table-cell>
          <table:table-cell table:formula="of:=[.B34]/[.$B$43]" office:value-type="percentage" office:value="0.143049754895494">
            <text:p>14,30%</text:p>
          </table:table-cell>
          <table:table-cell table:formula="of:=SUMIF([Grunddaten.$K$2:.$K$102];[.A34];[Grunddaten.$M$2:.$M$102])" office:value-type="currency" office:currency="EUR" office:value="-6408.0448">
            <text:p>-6.408,04 €</text:p>
          </table:table-cell>
        </table:table-row>
        <table:table-row table:style-name="ro1">
          <table:table-cell office:value-type="string">
            <text:p>Aktien Deutschland</text:p>
          </table:table-cell>
          <table:table-cell table:formula="of:=SUMIF([Grunddaten.$K$2:.$K$102];[.A35];[Grunddaten.$L$2:.$L$102])" office:value-type="currency" office:currency="EUR" office:value="14356.65">
            <text:p>14.356,65 €</text:p>
          </table:table-cell>
          <table:table-cell table:formula="of:=[.B35]/[.$B$43]" office:value-type="percentage" office:value="0.0381010479333704">
            <text:p>3,81%</text:p>
          </table:table-cell>
          <table:table-cell table:formula="of:=SUMIF([Grunddaten.$K$2:.$K$102];[.A35];[Grunddaten.$M$2:.$M$102])" office:value-type="currency" office:currency="EUR" office:value="-1523">
            <text:p>-1.523,00 €</text:p>
          </table:table-cell>
        </table:table-row>
        <table:table-row table:style-name="ro1">
          <table:table-cell office:value-type="string">
            <text:p>Aktien Japan</text:p>
          </table:table-cell>
          <table:table-cell table:formula="of:=SUMIF([Grunddaten.$K$2:.$K$102];[.A36];[Grunddaten.$L$2:.$L$102])" office:value-type="currency" office:currency="EUR" office:value="15075.41369">
            <text:p>15.075,41 €</text:p>
          </table:table-cell>
          <table:table-cell table:formula="of:=[.B36]/[.$B$43]" office:value-type="percentage" office:value="0.0400085716109314">
            <text:p>4,00%</text:p>
          </table:table-cell>
          <table:table-cell table:formula="of:=SUMIF([Grunddaten.$K$2:.$K$102];[.A36];[Grunddaten.$M$2:.$M$102])" office:value-type="currency" office:currency="EUR" office:value="-2557.67631">
            <text:p>-2.557,68 €</text:p>
          </table:table-cell>
        </table:table-row>
        <table:table-row table:style-name="ro1">
          <table:table-cell office:value-type="string">
            <text:p>Aktien Sonstige Länder</text:p>
          </table:table-cell>
          <table:table-cell table:formula="of:=SUMIF([Grunddaten.$K$2:.$K$102];[.A37];[Grunddaten.$L$2:.$L$102])" office:value-type="currency" office:currency="EUR" office:value="4254.38638">
            <text:p>4.254,39 €</text:p>
          </table:table-cell>
          <table:table-cell table:formula="of:=[.B37]/[.$B$43]" office:value-type="percentage" office:value="0.0112906966034178">
            <text:p>1,13%</text:p>
          </table:table-cell>
          <table:table-cell table:formula="of:=SUMIF([Grunddaten.$K$2:.$K$102];[.A37];[Grunddaten.$M$2:.$M$102])" office:value-type="currency" office:currency="EUR" office:value="408.37638">
            <text:p>408,38 €</text:p>
          </table:table-cell>
        </table:table-row>
        <table:table-row table:style-name="ro1">
          <table:table-cell office:value-type="string">
            <text:p>Aktien länderübergreifend</text:p>
          </table:table-cell>
          <table:table-cell table:formula="of:=SUMIF([Grunddaten.$K$2:.$K$102];[.A38];[Grunddaten.$L$2:.$L$102])" office:value-type="currency" office:currency="EUR" office:value="36007.8275">
            <text:p>36.007,83 €</text:p>
          </table:table-cell>
          <table:table-cell table:formula="of:=[.B38]/[.$B$43]" office:value-type="percentage" office:value="0.0955610091180069">
            <text:p>9,56%</text:p>
          </table:table-cell>
          <table:table-cell table:formula="of:=SUMIF([Grunddaten.$K$2:.$K$102];[.A38];[Grunddaten.$M$2:.$M$102])" office:value-type="currency" office:currency="EUR" office:value="4808.3775">
            <text:p>4.808,38 €</text:p>
          </table:table-cell>
        </table:table-row>
        <table:table-row table:style-name="ro1">
          <table:table-cell office:value-type="string">
            <text:p>Renten Kanada</text:p>
          </table:table-cell>
          <table:table-cell table:formula="of:=SUMIF([Grunddaten.$K$2:.$K$102];[.A39];[Grunddaten.$L$2:.$L$102])" office:value-type="currency" office:currency="EUR" office:value="8265.23778">
            <text:p>8.265,24 €</text:p>
          </table:table-cell>
          <table:table-cell table:formula="of:=[.B39]/[.$B$43]" office:value-type="percentage" office:value="0.021935076834532">
            <text:p>2,19%</text:p>
          </table:table-cell>
          <table:table-cell table:formula="of:=SUMIF([Grunddaten.$K$2:.$K$102];[.A39];[Grunddaten.$M$2:.$M$102])" office:value-type="currency" office:currency="EUR" office:value="-150.99222">
            <text:p>-150,99 €</text:p>
          </table:table-cell>
        </table:table-row>
        <table:table-row table:style-name="ro1">
          <table:table-cell office:value-type="string">
            <text:p>Aktien Republik Irland</text:p>
          </table:table-cell>
          <table:table-cell table:formula="of:=SUMIF([Grunddaten.$K$2:.$K$102];[.A40];[Grunddaten.$L$2:.$L$102])" office:value-type="currency" office:currency="EUR" office:value="28224.34377">
            <text:p>28.224,34 €</text:p>
          </table:table-cell>
          <table:table-cell table:formula="of:=[.B40]/[.$B$43]" office:value-type="percentage" office:value="0.0749044571587867">
            <text:p>7,49%</text:p>
          </table:table-cell>
          <table:table-cell table:formula="of:=SUMIF([Grunddaten.$K$2:.$K$102];[.A40];[Grunddaten.$M$2:.$M$102])" office:value-type="currency" office:currency="EUR" office:value="2959.54377">
            <text:p>2.959,54 €</text:p>
          </table:table-cell>
        </table:table-row>
        <table:table-row table:style-name="ro1">
          <table:table-cell office:value-type="string">
            <text:p>Aktien Großbritannien</text:p>
          </table:table-cell>
          <table:table-cell table:formula="of:=SUMIF([Grunddaten.$K$2:.$K$102];[.A41];[Grunddaten.$L$2:.$L$102])" office:value-type="currency" office:currency="EUR" office:value="1491.82072">
            <text:p>1.491,82 €</text:p>
          </table:table-cell>
          <table:table-cell table:formula="of:=[.B41]/[.$B$43]" office:value-type="percentage" office:value="0.00395913620243686">
            <text:p>0,40%</text:p>
          </table:table-cell>
          <table:table-cell table:formula="of:=SUMIF([Grunddaten.$K$2:.$K$102];[.A41];[Grunddaten.$M$2:.$M$102])" office:value-type="currency" office:currency="EUR" office:value="-41.34928">
            <text:p>-41,35 €</text:p>
          </table:table-cell>
        </table:table-row>
        <table:table-row table:style-name="ro1">
          <table:table-cell office:value-type="string">
            <text:p>Renten Australien</text:p>
          </table:table-cell>
          <table:table-cell table:formula="of:=SUMIF([Grunddaten.$K$2:.$K$102];[.A42];[Grunddaten.$L$2:.$L$102])" office:value-type="currency" office:currency="EUR" office:value="7858.20526">
            <text:p>7.858,21 €</text:p>
          </table:table-cell>
          <table:table-cell table:formula="of:=[.B42]/[.$B$43]" office:value-type="percentage" office:value="0.0208548550867733">
            <text:p>2,09%</text:p>
          </table:table-cell>
          <table:table-cell table:formula="of:=SUMIF([Grunddaten.$K$2:.$K$102];[.A42];[Grunddaten.$M$2:.$M$102])" office:value-type="currency" office:currency="EUR" office:value="-648.95474">
            <text:p>-648,95 €</text:p>
          </table:table-cell>
        </table:table-row>
        <table:table-row table:style-name="ro1">
          <table:table-cell/>
          <table:table-cell table:formula="of:=SUM([.B30:.B42])" office:value-type="currency" office:currency="EUR" office:value="376804.59669">
            <text:p>376.804,60 €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Typ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Liquidität</text:p>
          </table:table-cell>
          <table:table-cell table:formula="of:=SUMIF([Grunddaten.$N$2:.$N$102];[.A46];[Grunddaten.$L$2:.$L$102])" office:value-type="currency" office:currency="EUR" office:value="23571.21">
            <text:p>23.571,21 €</text:p>
          </table:table-cell>
          <table:table-cell table:formula="of:=[.B46]/[.$B$50]" office:value-type="percentage" office:value="0.0625555266763166">
            <text:p>6,26%</text:p>
          </table:table-cell>
          <table:table-cell table:formula="of:=SUMIF([Grunddaten.$N$2:.$N$102];[.A46];[Grunddaten.$M$2:.$M$102])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Aktien</text:p>
          </table:table-cell>
          <table:table-cell table:formula="of:=SUMIF([Grunddaten.$N$2:.$N$102];[.A47];[Grunddaten.$L$2:.$L$102])" office:value-type="currency" office:currency="EUR" office:value="184306.41129">
            <text:p>184.306,41 €</text:p>
          </table:table-cell>
          <table:table-cell table:formula="of:=[.B47]/[.$B$50]" office:value-type="percentage" office:value="0.489129944032053">
            <text:p>48,91%</text:p>
          </table:table-cell>
          <table:table-cell table:formula="of:=SUMIF([Grunddaten.$N$2:.$N$102];[.A47];[Grunddaten.$M$2:.$M$102])" office:value-type="currency" office:currency="EUR" office:value="9807.82128000001">
            <text:p>9.807,82 €</text:p>
          </table:table-cell>
        </table:table-row>
        <table:table-row table:style-name="ro1">
          <table:table-cell office:value-type="string">
            <text:p>Aktien ETF</text:p>
          </table:table-cell>
          <table:table-cell table:formula="of:=SUMIF([Grunddaten.$N$2:.$N$102];[.A48];[Grunddaten.$L$2:.$L$102])" office:value-type="currency" office:currency="EUR" office:value="98901.72716">
            <text:p>98.901,73 €</text:p>
          </table:table-cell>
          <table:table-cell table:formula="of:=[.B48]/[.$B$50]" office:value-type="percentage" office:value="0.262474842474831">
            <text:p>26,25%</text:p>
          </table:table-cell>
          <table:table-cell table:formula="of:=SUMIF([Grunddaten.$N$2:.$N$102];[.A48];[Grunddaten.$M$2:.$M$102])" office:value-type="currency" office:currency="EUR" office:value="17210.15716">
            <text:p>17.210,16 €</text:p>
          </table:table-cell>
        </table:table-row>
        <table:table-row table:style-name="ro1">
          <table:table-cell office:value-type="string">
            <text:p>Anleihe ETF</text:p>
          </table:table-cell>
          <table:table-cell table:formula="of:=SUMIF([Grunddaten.$N$2:.$N$102];[.A49];[Grunddaten.$L$2:.$L$102])" office:value-type="currency" office:currency="EUR" office:value="70025.24824">
            <text:p>70.025,25 €</text:p>
          </table:table-cell>
          <table:table-cell table:formula="of:=[.B49]/[.$B$50]" office:value-type="percentage" office:value="0.185839686816799">
            <text:p>18,58%</text:p>
          </table:table-cell>
          <table:table-cell table:formula="of:=SUMIF([Grunddaten.$N$2:.$N$102];[.A49];[Grunddaten.$M$2:.$M$102])" office:value-type="currency" office:currency="EUR" office:value="-7207.99176">
            <text:p>-7.207,99 €</text:p>
          </table:table-cell>
        </table:table-row>
        <table:table-row table:style-name="ro1">
          <table:table-cell/>
          <table:table-cell table:formula="of:=SUM([.B46:.B49])" office:value-type="currency" office:currency="EUR" office:value="376804.59669">
            <text:p>376.804,60 €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02.07.2022</text:date>, <text:time>17:0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2T17:02:13.67</dc:date>
    <dc:creator>aaa </dc:creator>
    <meta:generator>OpenOffice/4.1.5$Win32 OpenOffice.org_project/415m1$Build-9789</meta:generator>
    <meta:editing-duration>PT4H18M43S</meta:editing-duration>
    <meta:editing-cycles>2</meta:editing-cycles>
    <meta:document-statistic meta:table-count="3" meta:cell-count="1577" meta:object-count="1"/>
  </office:meta>
</office:document-meta>
</file>